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ogos" style:family="table" style:master-page-name="First_20_Page">
      <style:table-properties style:width="19.001cm" style:page-number="auto" fo:break-before="auto" fo:break-after="auto" table:align="margins" fo:keep-with-next="auto" style:may-break-between-rows="true" table:border-model="collapsing"/>
    </style:style>
    <style:style style:name="Logos.A" style:family="table-column">
      <style:table-column-properties style:column-width="9.5cm" style:rel-column-width="32767*"/>
    </style:style>
    <style:style style:name="Logos.B" style:family="table-column">
      <style:table-column-properties style:column-width="9.5cm" style:rel-column-width="32768*"/>
    </style:style>
    <style:style style:name="Logos.1" style:family="table-row">
      <style:table-row-properties fo:keep-together="auto"/>
    </style:style>
    <style:style style:name="Logos.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Tabella1" style:family="table">
      <style:table-properties style:width="19.001cm" table:align="margins" style:may-break-between-rows="false"/>
    </style:style>
    <style:style style:name="Tabella1.A" style:family="table-column">
      <style:table-column-properties style:column-width="6.334cm" style:rel-column-width="21845*"/>
    </style:style>
    <style:style style:name="Tabella1.A1" style:family="table-cell">
      <style:table-cell-properties style:writing-mode="page"/>
    </style:style>
    <style:style style:name="Images_5f_Porthaven" style:display-name="Images_Porthaven" style:family="table">
      <style:table-properties style:width="19.001cm" table:align="margins"/>
    </style:style>
    <style:style style:name="Images_5f_Porthaven.A" style:display-name="Images_Porthaven.A" style:family="table-column">
      <style:table-column-properties style:column-width="6.334cm" style:rel-column-width="21845*"/>
    </style:style>
    <style:style style:name="Images_5f_Porthaven.A1" style:display-name="Images_Porthaven.A1" style:family="table-cell">
      <style:table-cell-properties style:writing-mode="page"/>
    </style:style>
    <style:style style:name="Images_5f_TheWaste" style:display-name="Images_TheWaste" style:family="table">
      <style:table-properties style:width="19.001cm" table:align="margins"/>
    </style:style>
    <style:style style:name="Images_5f_TheWaste.A" style:display-name="Images_TheWaste.A" style:family="table-column">
      <style:table-column-properties style:column-width="6.334cm" style:rel-column-width="21845*"/>
    </style:style>
    <style:style style:name="Images_5f_TheWaste.A1" style:display-name="Images_TheWaste.A1" style:family="table-cell">
      <style:table-cell-properties style:writing-mode="page"/>
    </style:style>
    <style:style style:name="Tabella7" style:family="table">
      <style:table-properties style:width="19.001cm" table:align="margins"/>
    </style:style>
    <style:style style:name="Tabella7.A" style:family="table-column">
      <style:table-column-properties style:column-width="6.334cm" style:rel-column-width="21845*"/>
    </style:style>
    <style:style style:name="Tabella7.A1" style:family="table-cell">
      <style:table-cell-properties fo:padding="0cm" fo:border="none" style:writing-mode="page"/>
    </style:style>
    <style:style style:name="Tabella6" style:family="table">
      <style:table-properties style:width="19.001cm" table:align="margins"/>
    </style:style>
    <style:style style:name="Tabella6.A" style:family="table-column">
      <style:table-column-properties style:column-width="6.334cm" style:rel-column-width="21845*"/>
    </style:style>
    <style:style style:name="Tabella6.A1" style:family="table-cell">
      <style:table-cell-properties style:writing-mode="page"/>
    </style:style>
    <style:style style:name="Tabella5" style:family="table">
      <style:table-properties style:width="19.001cm" table:align="margins"/>
    </style:style>
    <style:style style:name="Tabella5.A" style:family="table-column">
      <style:table-column-properties style:column-width="6.334cm" style:rel-column-width="21845*"/>
    </style:style>
    <style:style style:name="Tabella5.A1" style:family="table-cell">
      <style:table-cell-properties style:writing-mode="page"/>
    </style:style>
    <style:style style:name="Tabella4" style:family="table">
      <style:table-properties style:width="19.001cm" table:align="margins"/>
    </style:style>
    <style:style style:name="Tabella4.A" style:family="table-column">
      <style:table-column-properties style:column-width="6.334cm" style:rel-column-width="21845*"/>
    </style:style>
    <style:style style:name="Tabella4.A1" style:family="table-cell">
      <style:table-cell-properties style:writing-mode="page"/>
    </style:style>
    <style:style style:name="Tabella3" style:family="table">
      <style:table-properties style:width="19.001cm" table:align="margins"/>
    </style:style>
    <style:style style:name="Tabella3.A" style:family="table-column">
      <style:table-column-properties style:column-width="6.334cm" style:rel-column-width="21845*"/>
    </style:style>
    <style:style style:name="Tabella3.A1" style:family="table-cell">
      <style:table-cell-properties style:writing-mode="page"/>
    </style:style>
    <style:style style:name="Tabella2" style:family="table">
      <style:table-properties style:width="19.001cm" table:align="margins"/>
    </style:style>
    <style:style style:name="Tabella2.A" style:family="table-column">
      <style:table-column-properties style:column-width="6.334cm" style:rel-column-width="21845*"/>
    </style:style>
    <style:style style:name="Tabella2.A1" style:family="table-cell">
      <style:table-cell-properties style:writing-mode="page"/>
    </style:style>
    <style:style style:name="P1" style:family="paragraph" style:parent-style-name="Header">
      <style:text-properties fo:color="#faa61a"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officeooo:rsid="00809fc1" officeooo:paragraph-rsid="00809fc1"/>
    </style:style>
    <style:style style:name="P5" style:family="paragraph" style:parent-style-name="Standard">
      <style:text-properties fo:language="en" fo:country="US" officeooo:rsid="008159f0" officeooo:paragraph-rsid="00828bba"/>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14fc" officeooo:paragraph-rsid="007614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7ce7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96ce" officeooo:paragraph-rsid="007c96c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a045" officeooo:paragraph-rsid="007da04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center" style:justify-single-word="false"/>
    </style:style>
    <style:style style:name="P12" style:family="paragraph" style:parent-style-name="Title">
      <style:text-properties fo:language="en" fo:country="US"/>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text-properties officeooo:paragraph-rsid="00549bbc"/>
    </style:style>
    <style:style style:name="P16" style:family="paragraph" style:parent-style-name="Text_20_body">
      <style:text-properties fo:language="en" fo:country="US"/>
    </style:style>
    <style:style style:name="P17" style:family="paragraph" style:parent-style-name="Text_20_body">
      <style:paragraph-properties fo:text-align="center" style:justify-single-word="false"/>
      <style:text-properties fo:language="en" fo:country="US"/>
    </style:style>
    <style:style style:name="P18"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19" style:family="paragraph" style:parent-style-name="Text_20_body">
      <style:paragraph-properties fo:text-align="center" style:justify-single-word="false"/>
    </style:style>
    <style:style style:name="P20" style:family="paragraph" style:parent-style-name="Text_20_body">
      <style:text-properties officeooo:rsid="004275d3" officeooo:paragraph-rsid="004275d3"/>
    </style:style>
    <style:style style:name="P21" style:family="paragraph" style:parent-style-name="Subtitle">
      <style:text-properties fo:language="en" fo:country="US"/>
    </style:style>
    <style:style style:name="P22"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Standard">
      <style:text-properties fo:language="en" fo:country="US" officeooo:rsid="008159f0" officeooo:paragraph-rsid="0084ffea"/>
    </style:style>
    <style:style style:name="P28" style:family="paragraph" style:parent-style-name="Text_20_body">
      <style:text-properties fo:language="en" fo:country="US"/>
    </style:style>
    <style:style style:name="P29" style:family="paragraph" style:parent-style-name="Contents_20_Heading" style:master-page-name="Index">
      <style:paragraph-properties style:page-number="auto"/>
    </style:style>
    <style:style style:name="P30" style:family="paragraph" style:parent-style-name="Heading_20_1" style:master-page-name="Standard">
      <style:paragraph-properties style:page-number="1"/>
      <style:text-properties fo:language="en" fo:country="US"/>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en" fo:country="US"/>
    </style:style>
    <style:style style:name="P33" style:family="paragraph" style:parent-style-name="Heading_20_2">
      <style:paragraph-properties fo:break-before="page"/>
    </style:style>
    <style:style style:name="T1" style:family="text">
      <style:text-properties fo:language="en" fo:country="US"/>
    </style:style>
    <style:style style:name="T2" style:family="text">
      <style:text-properties fo:color="#000000" style:font-name="Liberation Serif"/>
    </style:style>
    <style:style style:name="T3" style:family="text">
      <style:text-properties fo:color="#000000" style:font-name="Liberation Serif" fo:language="en" fo:country="US"/>
    </style:style>
    <style:style style:name="T4" style:family="text">
      <style:text-properties fo:color="#000000" fo:language="en" fo:country="US"/>
    </style:style>
    <style:style style:name="T5" style:family="text">
      <style:text-properties officeooo:rsid="0011f712"/>
    </style:style>
    <style:style style:name="T6" style:family="text">
      <style:text-properties officeooo:rsid="00133305"/>
    </style:style>
    <style:style style:name="T7" style:family="text">
      <style:text-properties officeooo:rsid="00134e72"/>
    </style:style>
    <style:style style:name="T8" style:family="text">
      <style:text-properties officeooo:rsid="0013c2b0"/>
    </style:style>
    <style:style style:name="T9" style:family="text">
      <style:text-properties officeooo:rsid="001a08c3"/>
    </style:style>
    <style:style style:name="T10" style:family="text">
      <style:text-properties officeooo:rsid="0024fd7a"/>
    </style:style>
    <style:style style:name="T11" style:family="text">
      <style:text-properties officeooo:rsid="0027d681"/>
    </style:style>
    <style:style style:name="T12" style:family="text">
      <style:text-properties text:display="none"/>
    </style:style>
    <style:style style:name="T13" style:family="text">
      <style:text-properties officeooo:rsid="004c0ecd"/>
    </style:style>
    <style:style style:name="T14" style:family="text">
      <style:text-properties officeooo:rsid="007b885d"/>
    </style:style>
    <style:style style:name="T15" style:family="text">
      <style:text-properties officeooo:rsid="007eee76"/>
    </style:style>
    <style:style style:name="T16" style:family="text">
      <style:text-properties officeooo:rsid="007fe099"/>
    </style:style>
    <style:style style:name="T17" style:family="text">
      <style:text-properties officeooo:rsid="00828bba"/>
    </style:style>
    <style:style style:name="T18" style:family="text">
      <style:text-properties officeooo:rsid="0082922d"/>
    </style:style>
    <style:style style:name="T19" style:family="text">
      <style:text-properties officeooo:rsid="0083cc02"/>
    </style:style>
    <style:style style:name="T20" style:family="text">
      <style:text-properties officeooo:rsid="0084ffea"/>
    </style:style>
    <style:style style:name="T21" style:family="text">
      <style:text-properties officeooo:rsid="00866014"/>
    </style:style>
    <style:style style:name="T22" style:family="text">
      <style:text-properties officeooo:rsid="0087b11b"/>
    </style:style>
    <style:style style:name="T23" style:family="text">
      <style:text-properties officeooo:rsid="00895d0b"/>
    </style:style>
    <style:style style:name="T24" style:family="text">
      <style:text-properties officeooo:rsid="008ac61d"/>
    </style:style>
    <style:style style:name="T25" style:family="text">
      <style:text-properties officeooo:rsid="008b08b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able:table table:name="Logos" table:style-name="Logos">
        <table:table-column table:style-name="Logos.A"/>
        <table:table-column table:style-name="Logos.B"/>
        <table:table-row table:style-name="Logos.1">
          <table:table-cell table:style-name="Logos.A1" office:value-type="string">
            <text:p text:style-name="P13"><draw:frame draw:style-name="fr3" draw:name="Immagine1" text:anchor-type="as-char" svg:width="8.31cm" svg:height="2.79cm" draw:z-index="74"><draw:image xlink:href="../../Resources/Logos/unimi.png" xlink:type="simple" xlink:show="embed" xlink:actuate="onLoad"/></draw:frame></text:p>
          </table:table-cell>
          <table:table-cell table:style-name="Logos.A1" office:value-type="string">
            <text:p text:style-name="P14"><draw:frame draw:style-name="fr4" draw:name="Immagine2" text:anchor-type="as-char" svg:width="7.83cm" svg:height="2.79cm" draw:z-index="0"><draw:image xlink:href="../../Resources/Logos/logo%20pong.png" xlink:type="simple" xlink:show="embed" xlink:actuate="onLoad"/></draw:frame></text:p>
          </table:table-cell>
        </table:table-row>
      </table:table>
      <text:p text:style-name="P12">Howl’s Moving Castle: another door</text:p>
      <text:p text:style-name="P21">Game design document</text:p>
      <text:p text:style-name="P16"><draw:frame draw:style-name="fr3" draw:name="Immagine16" text:anchor-type="as-char" svg:width="19.001cm" svg:height="13.24cm" draw:z-index="2"><draw:image xlink:href="../../Resources/Levels/Ingary/The%20Waste/Moving%20Castle/pen.png" xlink:type="simple" xlink:show="embed" xlink:actuate="onLoad"/></draw:frame></text:p>
      <text:p text:style-name="P17"><draw:frame draw:style-name="fr4" draw:name="Immagine28" text:anchor-type="as-char" svg:width="4.44cm" svg:height="4.5cm" draw:z-index="76"><draw:image xlink:href="../../Resources/Logos/Team7/complesso.png" xlink:type="simple" xlink:show="embed" xlink:actuate="onLoad"/></draw:frame></text:p>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6">Team7</text:p>
          </table:table-cell>
          <table:covered-table-cell/>
          <table:covered-table-cell/>
        </table:table-row>
        <table:table-row table:style-name="Team7.2">
          <table:table-cell table:style-name="Team7.A2" office:value-type="string">
            <text:p text:style-name="P6">938320</text:p>
          </table:table-cell>
          <table:table-cell table:style-name="Team7.A2" office:value-type="string">
            <text:p text:style-name="P6">Dettori</text:p>
          </table:table-cell>
          <table:table-cell table:style-name="Team7.C2" office:value-type="string">
            <text:p text:style-name="P6">Francesco</text:p>
          </table:table-cell>
        </table:table-row>
        <table:table-row table:style-name="Team7.3">
          <table:table-cell table:style-name="Team7.A2" office:value-type="string">
            <text:p text:style-name="P6">938379</text:p>
          </table:table-cell>
          <table:table-cell table:style-name="Team7.A2" office:value-type="string">
            <text:p text:style-name="P6">Iervolino</text:p>
          </table:table-cell>
          <table:table-cell table:style-name="Team7.C2" office:value-type="string">
            <text:p text:style-name="P6">Riccardo</text:p>
          </table:table-cell>
        </table:table-row>
        <table:table-row table:style-name="Team7.4">
          <table:table-cell table:style-name="Team7.A2" office:value-type="string">
            <text:p text:style-name="P6">931468</text:p>
          </table:table-cell>
          <table:table-cell table:style-name="Team7.A2" office:value-type="string">
            <text:p text:style-name="P6">Maione</text:p>
          </table:table-cell>
          <table:table-cell table:style-name="Team7.C2" office:value-type="string">
            <text:p text:style-name="P6">Michel<text:span text:style-name="T10">e</text:span></text:p>
          </table:table-cell>
        </table:table-row>
      </table:table>
      <text:p text:style-name="P16"/>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Index</text:p>
          </text:index-title>
          <text:p text:style-name="P24"><text:a xlink:type="simple" xlink:href="#__RefHeading___Toc154_2204026579" text:style-name="Internet_20_link" text:visited-style-name="Visited_20_Internet_20_Link">Change log<text:tab/>1</text:a></text:p>
          <text:p text:style-name="P24"><text:a xlink:type="simple" xlink:href="#__RefHeading___Toc7696_3993814332" text:style-name="Internet_20_link" text:visited-style-name="Visited_20_Internet_20_Link">High Concepts<text:tab/>2</text:a></text:p>
          <text:p text:style-name="P24"><text:a xlink:type="simple" xlink:href="#__RefHeading___Toc7698_3993814332" text:style-name="Internet_20_link" text:visited-style-name="Visited_20_Internet_20_Link">Settings<text:tab/>3</text:a></text:p>
          <text:p text:style-name="P23"><text:a xlink:type="simple" xlink:href="#__RefHeading___Toc7700_3993814332" text:style-name="Internet_20_link" text:visited-style-name="Visited_20_Internet_20_Link">Ingary<text:tab/>3</text:a></text:p>
          <text:p text:style-name="P23"><text:a xlink:type="simple" xlink:href="#__RefHeading___Toc7702_3993814332" text:style-name="Internet_20_link" text:visited-style-name="Visited_20_Internet_20_Link">Radme<text:tab/>3</text:a></text:p>
          <text:p text:style-name="P23"><text:a xlink:type="simple" xlink:href="#__RefHeading___Toc7704_3993814332" text:style-name="Internet_20_link" text:visited-style-name="Visited_20_Internet_20_Link">Ingary under attack<text:tab/>3</text:a></text:p>
          <text:p text:style-name="P24"><text:a xlink:type="simple" xlink:href="#__RefHeading___Toc7706_3993814332" text:style-name="Internet_20_link" text:visited-style-name="Visited_20_Internet_20_Link">Synopsis<text:tab/>4</text:a></text:p>
          <text:p text:style-name="P23"><text:a xlink:type="simple" xlink:href="#__RefHeading___Toc7708_3993814332" text:style-name="Internet_20_link" text:visited-style-name="Visited_20_Internet_20_Link">First act<text:tab/>4</text:a></text:p>
          <text:p text:style-name="P23"><text:a xlink:type="simple" xlink:href="#__RefHeading___Toc7710_3993814332" text:style-name="Internet_20_link" text:visited-style-name="Visited_20_Internet_20_Link">Second act<text:tab/>4</text:a></text:p>
          <text:p text:style-name="P23"><text:a xlink:type="simple" xlink:href="#__RefHeading___Toc7712_3993814332" text:style-name="Internet_20_link" text:visited-style-name="Visited_20_Internet_20_Link">Third act<text:tab/>4</text:a></text:p>
          <text:p text:style-name="P24"><text:a xlink:type="simple" xlink:href="#__RefHeading___Toc7714_3993814332" text:style-name="Internet_20_link" text:visited-style-name="Visited_20_Internet_20_Link">Themes<text:tab/>5</text:a></text:p>
          <text:p text:style-name="P24"><text:a xlink:type="simple" xlink:href="#__RefHeading___Toc986_2253640035" text:style-name="Internet_20_link" text:visited-style-name="Visited_20_Internet_20_Link">Goal outline<text:tab/>5</text:a></text:p>
          <text:p text:style-name="P24"><text:a xlink:type="simple" xlink:href="#__RefHeading___Toc182_2204026579" text:style-name="Internet_20_link" text:visited-style-name="Visited_20_Internet_20_Link">World diagram<text:tab/>6</text:a></text:p>
          <text:p text:style-name="P24"><text:a xlink:type="simple" xlink:href="#__RefHeading___Toc1588_3379591527" text:style-name="Internet_20_link" text:visited-style-name="Visited_20_Internet_20_Link">Story flowchart<text:tab/>7</text:a></text:p>
          <text:p text:style-name="P24"><text:a xlink:type="simple" xlink:href="#__RefHeading___Toc1557_2253640035" text:style-name="Internet_20_link" text:visited-style-name="Visited_20_Internet_20_Link">World map<text:tab/>8</text:a></text:p>
          <text:p text:style-name="P24"><text:a xlink:type="simple" xlink:href="#__RefHeading___Toc194_2204026579" text:style-name="Internet_20_link" text:visited-style-name="Visited_20_Internet_20_Link">Characters<text:tab/>9</text:a></text:p>
          <text:p text:style-name="P23"><text:a xlink:type="simple" xlink:href="#__RefHeading___Toc1060_3726282123" text:style-name="Internet_20_link" text:visited-style-name="Visited_20_Internet_20_Link">Sophie Hatter<text:tab/>9</text:a></text:p>
          <text:p text:style-name="P23"><text:a xlink:type="simple" xlink:href="#__RefHeading___Toc1062_3726282123" text:style-name="Internet_20_link" text:visited-style-name="Visited_20_Internet_20_Link">Howl<text:tab/>10</text:a></text:p>
          <text:p text:style-name="P23"><text:a xlink:type="simple" xlink:href="#__RefHeading___Toc10179_616419987" text:style-name="Internet_20_link" text:visited-style-name="Visited_20_Internet_20_Link">Orphan child<text:tab/>11</text:a></text:p>
          <text:p text:style-name="P23"><text:a xlink:type="simple" xlink:href="#__RefHeading___Toc2235_3626834494" text:style-name="Internet_20_link" text:visited-style-name="Visited_20_Internet_20_Link">Layton<text:tab/>12</text:a></text:p>
          <text:p text:style-name="P23"><text:a xlink:type="simple" xlink:href="#__RefHeading___Toc1070_3726282123" text:style-name="Internet_20_link" text:visited-style-name="Visited_20_Internet_20_Link">Madame Suliman<text:tab/>13</text:a></text:p>
          <text:p text:style-name="P23"><text:a xlink:type="simple" xlink:href="#__RefHeading___Toc1072_3726282123" text:style-name="Internet_20_link" text:visited-style-name="Visited_20_Internet_20_Link">Calcifer<text:tab/>14</text:a></text:p>
          <text:p text:style-name="P23"><text:a xlink:type="simple" xlink:href="#__RefHeading___Toc1074_3726282123" text:style-name="Internet_20_link" text:visited-style-name="Visited_20_Internet_20_Link">Heen<text:tab/>15</text:a></text:p>
          <text:p text:style-name="P23"><text:a xlink:type="simple" xlink:href="#__RefHeading___Toc1118_3955682872" text:style-name="Internet_20_link" text:visited-style-name="Visited_20_Internet_20_Link">King Beuron<text:tab/>16</text:a></text:p>
          <text:p text:style-name="P23"><text:a xlink:type="simple" xlink:href="#__RefHeading___Toc10181_616419987" text:style-name="Internet_20_link" text:visited-style-name="Visited_20_Internet_20_Link">Ben<text:tab/>17</text:a></text:p>
          <text:p text:style-name="P23"><text:a xlink:type="simple" xlink:href="#__RefHeading___Toc1076_3726282123" text:style-name="Internet_20_link" text:visited-style-name="Visited_20_Internet_20_Link">Markl<text:tab/>18</text:a></text:p>
          <text:p text:style-name="P23"><text:a xlink:type="simple" xlink:href="#__RefHeading___Toc1078_3726282123" text:style-name="Internet_20_link" text:visited-style-name="Visited_20_Internet_20_Link">Witch of the Waste<text:tab/>19</text:a></text:p>
          <text:p text:style-name="P24"><text:a xlink:type="simple" xlink:href="#__RefHeading___Toc2147_3626834494" text:style-name="Internet_20_link" text:visited-style-name="Visited_20_Internet_20_Link">Characters relationships<text:tab/>20</text:a></text:p>
          <text:p text:style-name="P23"><text:a xlink:type="simple" xlink:href="#__RefHeading___Toc2149_3626834494" text:style-name="Internet_20_link" text:visited-style-name="Visited_20_Internet_20_Link">During apprenticeship<text:tab/>20</text:a></text:p>
          <text:p text:style-name="P23"><text:a xlink:type="simple" xlink:href="#__RefHeading___Toc2151_3626834494" text:style-name="Internet_20_link" text:visited-style-name="Visited_20_Internet_20_Link">Beginning of Act 1<text:tab/>20</text:a></text:p>
          <text:p text:style-name="P23"><text:a xlink:type="simple" xlink:href="#__RefHeading___Toc2153_3626834494" text:style-name="Internet_20_link" text:visited-style-name="Visited_20_Internet_20_Link">Ending of Act 1<text:tab/>21</text:a></text:p>
          <text:p text:style-name="P23"><text:a xlink:type="simple" xlink:href="#__RefHeading___Toc2155_3626834494" text:style-name="Internet_20_link" text:visited-style-name="Visited_20_Internet_20_Link">Ending of Act 2<text:tab/>21</text:a></text:p>
          <text:p text:style-name="P24"><text:a xlink:type="simple" xlink:href="#__RefHeading___Toc1975_4218539201" text:style-name="Internet_20_link" text:visited-style-name="Visited_20_Internet_20_Link">Enemies<text:tab/>22</text:a></text:p>
          <text:p text:style-name="P24"><text:a xlink:type="simple" xlink:href="#__RefHeading___Toc1977_4218539201" text:style-name="Internet_20_link" text:visited-style-name="Visited_20_Internet_20_Link">Weapons<text:tab/>23</text:a></text:p>
          <text:p text:style-name="P24"><text:a xlink:type="simple" xlink:href="#__RefHeading___Toc1979_4218539201" text:style-name="Internet_20_link" text:visited-style-name="Visited_20_Internet_20_Link">Fights outcomes<text:tab/>24</text:a></text:p>
          <text:p text:style-name="P24"><text:a xlink:type="simple" xlink:href="#__RefHeading___Toc1981_4218539201" text:style-name="Internet_20_link" text:visited-style-name="Visited_20_Internet_20_Link">Additional reference images<text:tab/>25</text:a></text:p>
          <text:p text:style-name="P23"><text:a xlink:type="simple" xlink:href="#__RefHeading___Toc3312_4218539201" text:style-name="Internet_20_link" text:visited-style-name="Visited_20_Internet_20_Link">Settings<text:tab/>25</text:a></text:p>
          <text:p text:style-name="P25"><text:a xlink:type="simple" xlink:href="#__RefHeading___Toc4422_4218539201" text:style-name="Internet_20_link" text:visited-style-name="Visited_20_Internet_20_Link">Ingary<text:tab/>25</text:a></text:p>
          <text:p text:style-name="P26"><text:a xlink:type="simple" xlink:href="#__RefHeading___Toc4424_4218539201" text:style-name="Internet_20_link" text:visited-style-name="Visited_20_Internet_20_Link">Kingsbury<text:tab/>25</text:a></text:p>
          <text:p text:style-name="P26"><text:a xlink:type="simple" xlink:href="#__RefHeading___Toc4426_4218539201" text:style-name="Internet_20_link" text:visited-style-name="Visited_20_Internet_20_Link">Porthaven<text:tab/>25</text:a></text:p>
          <text:p text:style-name="P26"><text:a xlink:type="simple" xlink:href="#__RefHeading___Toc4428_4218539201" text:style-name="Internet_20_link" text:visited-style-name="Visited_20_Internet_20_Link">The waste<text:tab/>25</text:a></text:p>
          <text:p text:style-name="P25"><text:a xlink:type="simple" xlink:href="#__RefHeading___Toc4430_4218539201" text:style-name="Internet_20_link" text:visited-style-name="Visited_20_Internet_20_Link">Radme<text:tab/>26</text:a></text:p>
          <text:p text:style-name="P26"><text:a xlink:type="simple" xlink:href="#__RefHeading___Toc4432_4218539201" text:style-name="Internet_20_link" text:visited-style-name="Visited_20_Internet_20_Link">Cal<text:tab/>26</text:a></text:p>
          <text:p text:style-name="P26"><text:a xlink:type="simple" xlink:href="#__RefHeading___Toc4434_4218539201" text:style-name="Internet_20_link" text:visited-style-name="Visited_20_Internet_20_Link">Clearing<text:tab/>26</text:a></text:p>
          <text:p text:style-name="P26"><text:soft-page-break/><text:a xlink:type="simple" xlink:href="#__RefHeading___Toc4436_4218539201" text:style-name="Internet_20_link" text:visited-style-name="Visited_20_Internet_20_Link">Dark Mountain<text:tab/>27</text:a></text:p>
          <text:p text:style-name="P26"><text:a xlink:type="simple" xlink:href="#__RefHeading___Toc4438_4218539201" text:style-name="Internet_20_link" text:visited-style-name="Visited_20_Internet_20_Link">Roaring Hills<text:tab/>27</text:a></text:p>
          <text:p text:style-name="P26"><text:a xlink:type="simple" xlink:href="#__RefHeading___Toc4440_4218539201" text:style-name="Internet_20_link" text:visited-style-name="Visited_20_Internet_20_Link">Salt Marina<text:tab/>27</text:a></text:p>
          <text:p text:style-name="P26"><text:a xlink:type="simple" xlink:href="#__RefHeading___Toc4442_4218539201" text:style-name="Internet_20_link" text:visited-style-name="Visited_20_Internet_20_Link">Swamps<text:tab/>28</text:a></text:p>
        </text:index-body>
      </text:table-of-content>
      <text:p text:style-name="P16"/>
      <text:h text:style-name="P30"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6">User</text:p>
          </table:table-cell>
          <table:table-cell table:style-name="Changelog.B1" office:value-type="string">
            <text:p text:style-name="P6">Date</text:p>
          </table:table-cell>
          <table:table-cell table:style-name="Changelog.B1" office:value-type="string">
            <text:p text:style-name="P6">Description</text:p>
          </table:table-cell>
        </table:table-row>
        <table:table-row table:style-name="Changelog.2">
          <table:table-cell table:style-name="Changelog.A2" office:value-type="string">
            <text:p text:style-name="P6">Maione</text:p>
          </table:table-cell>
          <table:table-cell table:style-name="Changelog.B2" office:value-type="string">
            <text:p text:style-name="P6">14/10/2018</text:p>
          </table:table-cell>
          <table:table-cell table:style-name="Changelog.B2" office:value-type="string">
            <text:p text:style-name="P6">Created this document</text:p>
          </table:table-cell>
        </table:table-row>
        <table:table-row table:style-name="Changelog.3">
          <table:table-cell table:style-name="Changelog.A3" office:value-type="string">
            <text:p text:style-name="P6">Maione</text:p>
          </table:table-cell>
          <table:table-cell table:style-name="Changelog.B3" office:value-type="string">
            <text:p text:style-name="P6">18/10/2018</text:p>
          </table:table-cell>
          <table:table-cell table:style-name="Changelog.B3" office:value-type="string">
            <text:p text:style-name="P6">Added the characters list</text:p>
          </table:table-cell>
        </table:table-row>
        <table:table-row table:style-name="Changelog.4">
          <table:table-cell table:style-name="Changelog.A2" office:value-type="string">
            <text:p text:style-name="P6">Maione</text:p>
          </table:table-cell>
          <table:table-cell table:style-name="Changelog.B2" office:value-type="string">
            <text:p text:style-name="P6">21/10/2018</text:p>
          </table:table-cell>
          <table:table-cell table:style-name="Changelog.B2" office:value-type="string">
            <text:p text:style-name="P6">Added image to characters</text:p>
          </table:table-cell>
        </table:table-row>
        <table:table-row table:style-name="Changelog.3">
          <table:table-cell table:style-name="Changelog.A3" office:value-type="string">
            <text:p text:style-name="P6">Dettori, <text:span text:style-name="T6">Iervolino, Maione</text:span></text:p>
          </table:table-cell>
          <table:table-cell table:style-name="Changelog.B3" office:value-type="string">
            <text:p text:style-name="P6">22/10/2018</text:p>
          </table:table-cell>
          <table:table-cell table:style-name="Changelog.B3" office:value-type="string">
            <text:p text:style-name="P6">Wrote the overview story</text:p>
          </table:table-cell>
        </table:table-row>
        <table:table-row table:style-name="Changelog.6">
          <table:table-cell table:style-name="Changelog.A2" office:value-type="string">
            <text:p text:style-name="P6">Maione</text:p>
          </table:table-cell>
          <table:table-cell table:style-name="Changelog.B2" office:value-type="string">
            <text:p text:style-name="P6">23/10/2018</text:p>
          </table:table-cell>
          <table:table-cell table:style-name="Changelog.B2" office:value-type="string">
            <text:p text:style-name="P6">Added deadlines</text:p>
          </table:table-cell>
        </table:table-row>
        <table:table-row table:style-name="Changelog.3">
          <table:table-cell table:style-name="Changelog.A3" office:value-type="string">
            <text:p text:style-name="P6">Dettori, Iervolino</text:p>
          </table:table-cell>
          <table:table-cell table:style-name="Changelog.B3" office:value-type="string">
            <text:p text:style-name="P6">24/10/2018</text:p>
          </table:table-cell>
          <table:table-cell table:style-name="Changelog.B3" office:value-type="string">
            <text:p text:style-name="P6">Wrote the game story</text:p>
          </table:table-cell>
        </table:table-row>
        <table:table-row table:style-name="Changelog.8">
          <table:table-cell table:style-name="Changelog.A2" office:value-type="string">
            <text:p text:style-name="P6">Dettori, Iervolino</text:p>
          </table:table-cell>
          <table:table-cell table:style-name="Changelog.B2" office:value-type="string">
            <text:p text:style-name="P6">25/10/2018</text:p>
          </table:table-cell>
          <table:table-cell table:style-name="Changelog.B2" office:value-type="string">
            <text:p text:style-name="P6">Wrote the characters biography</text:p>
          </table:table-cell>
        </table:table-row>
        <table:table-row table:style-name="Changelog.3">
          <table:table-cell table:style-name="Changelog.A3" office:value-type="string">
            <text:p text:style-name="P6">Iervolino</text:p>
          </table:table-cell>
          <table:table-cell table:style-name="Changelog.B3" office:value-type="string">
            <text:p text:style-name="P6">25/10/2018</text:p>
          </table:table-cell>
          <table:table-cell table:style-name="Changelog.B3" office:value-type="string">
            <text:p text:style-name="P6">Story revision</text:p>
          </table:table-cell>
        </table:table-row>
        <table:table-row table:style-name="Changelog.10">
          <table:table-cell table:style-name="Changelog.A2" office:value-type="string">
            <text:p text:style-name="P6">Dettori, <text:span text:style-name="T6">Iervolino</text:span></text:p>
          </table:table-cell>
          <table:table-cell table:style-name="Changelog.B2" office:value-type="string">
            <text:p text:style-name="P6">03/11/2018</text:p>
          </table:table-cell>
          <table:table-cell table:style-name="Changelog.B2" office:value-type="string">
            <text:p text:style-name="P6">Summary of acts</text:p>
          </table:table-cell>
        </table:table-row>
        <table:table-row table:style-name="Changelog.10">
          <table:table-cell table:style-name="Changelog.A3" office:value-type="string">
            <text:p text:style-name="P6">Iervolino</text:p>
          </table:table-cell>
          <table:table-cell table:style-name="Changelog.B3" office:value-type="string">
            <text:p text:style-name="P6">04/11/2018</text:p>
          </table:table-cell>
          <table:table-cell table:style-name="Changelog.B3" office:value-type="string">
            <text:p text:style-name="P6">High concepts, Settings, Synopsis and topics</text:p>
          </table:table-cell>
        </table:table-row>
        <table:table-row table:style-name="Changelog.10">
          <table:table-cell table:style-name="Changelog.A2" office:value-type="string">
            <text:p text:style-name="P6">Dettori, <text:span text:style-name="T6">Iervolino, </text:span>Maione</text:p>
          </table:table-cell>
          <table:table-cell table:style-name="Changelog.B2" office:value-type="string">
            <text:p text:style-name="P6">05/11/2018</text:p>
          </table:table-cell>
          <table:table-cell table:style-name="Changelog.B2" office:value-type="string">
            <text:p text:style-name="P6"><text:span text:style-name="T5">Designed and </text:span>Added world maps</text:p>
          </table:table-cell>
        </table:table-row>
        <table:table-row table:style-name="Changelog.10">
          <table:table-cell table:style-name="Changelog.A3" office:value-type="string">
            <text:p text:style-name="P6">Maione</text:p>
          </table:table-cell>
          <table:table-cell table:style-name="Changelog.B3" office:value-type="string">
            <text:p text:style-name="P6">06/11/2018</text:p>
          </table:table-cell>
          <table:table-cell table:style-name="Changelog.B3" office:value-type="string">
            <text:p text:style-name="P6">Updated diagrams and maps</text:p>
          </table:table-cell>
        </table:table-row>
        <table:table-row table:style-name="Changelog.10">
          <table:table-cell table:style-name="Changelog.A2" office:value-type="string">
            <text:p text:style-name="P6">Maione</text:p>
          </table:table-cell>
          <table:table-cell table:style-name="Changelog.B2" office:value-type="string">
            <text:p text:style-name="P6">07/11/2018</text:p>
          </table:table-cell>
          <table:table-cell table:style-name="Changelog.B2" office:value-type="string">
            <text:p text:style-name="P6">Updated characters layout</text:p>
          </table:table-cell>
        </table:table-row>
        <table:table-row table:style-name="Changelog.10">
          <table:table-cell table:style-name="Changelog.A3" office:value-type="string">
            <text:p text:style-name="P6">Iervolino</text:p>
          </table:table-cell>
          <table:table-cell table:style-name="Changelog.B3" office:value-type="string">
            <text:p text:style-name="P6">07/11/2018</text:p>
          </table:table-cell>
          <table:table-cell table:style-name="Changelog.B3" office:value-type="string">
            <text:p text:style-name="P6">Description and backstory of the characters, goals outline</text:p>
          </table:table-cell>
        </table:table-row>
        <table:table-row table:style-name="Changelog.10">
          <table:table-cell table:style-name="Changelog.A2" office:value-type="string">
            <text:p text:style-name="P6">Dettori</text:p>
          </table:table-cell>
          <table:table-cell table:style-name="Changelog.B2" office:value-type="string">
            <text:p text:style-name="P6">07/11/2018</text:p>
          </table:table-cell>
          <table:table-cell table:style-name="Changelog.B2" office:value-type="string">
            <text:p text:style-name="P6">World diagrams, added Ben</text:p>
          </table:table-cell>
        </table:table-row>
        <table:table-row table:style-name="Changelog.10">
          <table:table-cell table:style-name="Changelog.A3" office:value-type="string">
            <text:p text:style-name="P6">Dettori, Iervolino</text:p>
          </table:table-cell>
          <table:table-cell table:style-name="Changelog.B3" office:value-type="string">
            <text:p text:style-name="P6">08/11/2018</text:p>
          </table:table-cell>
          <table:table-cell table:style-name="Changelog.B3" office:value-type="string">
            <text:p text:style-name="P6">Validation</text:p>
          </table:table-cell>
        </table:table-row>
        <table:table-row table:style-name="Changelog.10">
          <table:table-cell table:style-name="Changelog.A2" office:value-type="string">
            <text:p text:style-name="P6">Maione</text:p>
          </table:table-cell>
          <table:table-cell table:style-name="Changelog.B2" office:value-type="string">
            <text:p text:style-name="P6">08/11/2018</text:p>
          </table:table-cell>
          <table:table-cell table:style-name="Changelog.B2" office:value-type="string">
            <text:p text:style-name="P6">General formatting</text:p>
          </table:table-cell>
        </table:table-row>
        <table:table-row table:style-name="Changelog.10">
          <table:table-cell table:style-name="Changelog.A3" office:value-type="string">
            <text:p text:style-name="P7">Maione</text:p>
          </table:table-cell>
          <table:table-cell table:style-name="Changelog.B3" office:value-type="string">
            <text:p text:style-name="P7">16/11/2018</text:p>
          </table:table-cell>
          <table:table-cell table:style-name="Changelog.B3" office:value-type="string">
            <text:p text:style-name="P7">Added image for setting</text:p>
          </table:table-cell>
        </table:table-row>
        <table:table-row table:style-name="Changelog.10">
          <table:table-cell table:style-name="Changelog.A2" office:value-type="string">
            <text:p text:style-name="P7">Maione</text:p>
          </table:table-cell>
          <table:table-cell table:style-name="Changelog.B2" office:value-type="string">
            <text:p text:style-name="P7">17/11/2018</text:p>
          </table:table-cell>
          <table:table-cell table:style-name="Changelog.B2" office:value-type="string">
            <text:p text:style-name="P7">Replaced all the embedded images with the refereced one</text:p>
          </table:table-cell>
        </table:table-row>
        <table:table-row table:style-name="Changelog.10">
          <table:table-cell table:style-name="Changelog.A3" office:value-type="string">
            <text:p text:style-name="P8">Dettori</text:p>
          </table:table-cell>
          <table:table-cell table:style-name="Changelog.B3" office:value-type="string">
            <text:p text:style-name="P8">17/11/2018</text:p>
          </table:table-cell>
          <table:table-cell table:style-name="Changelog.B3" office:value-type="string">
            <text:p text:style-name="P8">Modified story flowchart</text:p>
          </table:table-cell>
        </table:table-row>
        <table:table-row table:style-name="Changelog.10">
          <table:table-cell table:style-name="Changelog.A2" office:value-type="string">
            <text:p text:style-name="P9">Iervolino</text:p>
          </table:table-cell>
          <table:table-cell table:style-name="Changelog.B2" office:value-type="string">
            <text:p text:style-name="P9">17/11/2018</text:p>
          </table:table-cell>
          <table:table-cell table:style-name="Changelog.B2" office:value-type="string">
            <text:p text:style-name="P10">Added Main story</text:p>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row table:style-name="Changelog.10">
          <table:table-cell table:style-name="Changelog.A2" office:value-type="string">
            <text:p text:style-name="P6"/>
          </table:table-cell>
          <table:table-cell table:style-name="Changelog.B2" office:value-type="string">
            <text:p text:style-name="P6"/>
          </table:table-cell>
          <table:table-cell table:style-name="Changelog.B2" office:value-type="string">
            <text:p text:style-name="P6"/>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row table:style-name="Changelog.10">
          <table:table-cell table:style-name="Changelog.A2" office:value-type="string">
            <text:p text:style-name="P6"/>
          </table:table-cell>
          <table:table-cell table:style-name="Changelog.B2" office:value-type="string">
            <text:p text:style-name="P6"/>
          </table:table-cell>
          <table:table-cell table:style-name="Changelog.B2" office:value-type="string">
            <text:p text:style-name="P6"/>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row table:style-name="Changelog.10">
          <table:table-cell table:style-name="Changelog.A2" office:value-type="string">
            <text:p text:style-name="P6"/>
          </table:table-cell>
          <table:table-cell table:style-name="Changelog.B2" office:value-type="string">
            <text:p text:style-name="P6"/>
          </table:table-cell>
          <table:table-cell table:style-name="Changelog.B2" office:value-type="string">
            <text:p text:style-name="P6"/>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row table:style-name="Changelog.10">
          <table:table-cell table:style-name="Changelog.A2" office:value-type="string">
            <text:p text:style-name="P6"/>
          </table:table-cell>
          <table:table-cell table:style-name="Changelog.B2" office:value-type="string">
            <text:p text:style-name="P6"/>
          </table:table-cell>
          <table:table-cell table:style-name="Changelog.B2" office:value-type="string">
            <text:p text:style-name="P6"/>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row table:style-name="Changelog.10">
          <table:table-cell table:style-name="Changelog.A2" office:value-type="string">
            <text:p text:style-name="P6"/>
          </table:table-cell>
          <table:table-cell table:style-name="Changelog.B2" office:value-type="string">
            <text:p text:style-name="P6"/>
          </table:table-cell>
          <table:table-cell table:style-name="Changelog.B2" office:value-type="string">
            <text:p text:style-name="P6"/>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row table:style-name="Changelog.10">
          <table:table-cell table:style-name="Changelog.A2" office:value-type="string">
            <text:p text:style-name="P6"/>
          </table:table-cell>
          <table:table-cell table:style-name="Changelog.B2" office:value-type="string">
            <text:p text:style-name="P6"/>
          </table:table-cell>
          <table:table-cell table:style-name="Changelog.B2" office:value-type="string">
            <text:p text:style-name="P6"/>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row table:style-name="Changelog.10">
          <table:table-cell table:style-name="Changelog.A2" office:value-type="string">
            <text:p text:style-name="P6"/>
          </table:table-cell>
          <table:table-cell table:style-name="Changelog.B2" office:value-type="string">
            <text:p text:style-name="P6"/>
          </table:table-cell>
          <table:table-cell table:style-name="Changelog.B2" office:value-type="string">
            <text:p text:style-name="P6"/>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row table:style-name="Changelog.10">
          <table:table-cell table:style-name="Changelog.A2" office:value-type="string">
            <text:p text:style-name="P6"/>
          </table:table-cell>
          <table:table-cell table:style-name="Changelog.B2" office:value-type="string">
            <text:p text:style-name="P6"/>
          </table:table-cell>
          <table:table-cell table:style-name="Changelog.B2" office:value-type="string">
            <text:p text:style-name="P6"/>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row table:style-name="Changelog.10">
          <table:table-cell table:style-name="Changelog.A2" office:value-type="string">
            <text:p text:style-name="P6"/>
          </table:table-cell>
          <table:table-cell table:style-name="Changelog.B2" office:value-type="string">
            <text:p text:style-name="P6"/>
          </table:table-cell>
          <table:table-cell table:style-name="Changelog.B2" office:value-type="string">
            <text:p text:style-name="P6"/>
          </table:table-cell>
        </table:table-row>
        <table:table-row table:style-name="Changelog.10">
          <table:table-cell table:style-name="Changelog.A3" office:value-type="string">
            <text:p text:style-name="P6"/>
          </table:table-cell>
          <table:table-cell table:style-name="Changelog.B3" office:value-type="string">
            <text:p text:style-name="P6"/>
          </table:table-cell>
          <table:table-cell table:style-name="Changelog.B3" office:value-type="string">
            <text:p text:style-name="P6"/>
          </table:table-cell>
        </table:table-row>
      </table:table>
      <text:h text:style-name="Heading_20_1" text:outline-level="1"><text:bookmark-start text:name="__RefHeading___Toc7696_3993814332"/><text:soft-page-break/>High Concepts<text:bookmark-end text:name="__RefHeading___Toc7696_3993814332"/></text:h>
      <text:p text:style-name="P16">After the previous adventure Howl, Sophie, Calcifer, Markl and the witch of the wasted lands live a happy time. Their idyll is interrupted <text:span text:style-name="T7">by</text:span> Suliman inform<text:span text:style-name="T7">ing</text:span>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text:span text:style-name="T7">how</text:span> to control the spirits and, once freed, dominates the sentient minds by amplifying their own negative feelings. Without confessing <text:span text:style-name="T7">it </text:span>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ext:span text:style-name="T7">the </text:span>adventure and orders Heen, in the form of a warrior, to watch over them. Over the ocean, with the help of the King Breunor ousted by Layton, they retrace the journey of Howl, who now wanders as a child without memory. The team must find Howl and his <text:span text:style-name="T24">experience</text:span> to bring him back to battle, while Layton rallies his forces to attack their kingdom and defeat Suliman too, completing his revenge. Gathering together after growing up in difficulties, Sophie and Howl manage to defeat Layton.</text:p>
      <text:p text:style-name="P2"/>
      <text:p text:style-name="P2"/>
      <text:p text:style-name="P4">Main Story</text:p>
      <text:p text:style-name="P4"/>
      <text:p text:style-name="P27">The wizard Layton, a devout apprentice of Suliman, <text:span text:style-name="T19">was</text:span> envious of Howl, who <text:span text:style-name="T19">has</text:span> quickly become better than him, <text:span text:style-name="T19">and </text:span>conque<text:span text:style-name="T19">red</text:span> Suliman's benevolence. <text:span text:style-name="T19">So h</text:span>e trie<text:span text:style-name="T19">d</text:span> to steal Calcifer <text:span text:style-name="T19">triking Howl</text:span>, but he fail<text:span text:style-name="T20">ed</text:span> and <text:span text:style-name="T19">was</text:span> <text:span text:style-name="T19">therefore </text:span>exiled by Howl <text:span text:style-name="T19">i</text:span>n Radme, where he lie<text:span text:style-name="T19">d </text:span>locked up in an urn with the spirits of despair. Once <text:span text:style-name="T19">accidentally </text:span>free<text:span text:style-name="T19">d</text:span> <text:span text:style-name="T19">by some wizards apprentices, </text:span>he s<text:span text:style-name="T20">preaded</text:span> the spirits (which he has learned to control) throughout Radme, conquering the diseased brain of king Beuron of Cal and beginning Howl's search overseas. Suliman is soon alerted by Layton's monsters, and invites Howl to investigate.<text:span text:style-name="T20"> </text:span>Howl denies his involvement <text:span text:style-name="T20">with</text:span> the appearance of the monsters and refuses t<text:span text:style-name="T20">o</text:span> collaborat<text:span text:style-name="T20">e</text:span> <text:span text:style-name="T20">with</text:span> Suliman, <text:span text:style-name="T20">he wants to</text:span> investigate on his own <text:span text:style-name="T20">indeed</text:span>, <text:span text:style-name="T20">so he goes in Cal </text:span>where he’<text:span text:style-name="T20">s able to</text:span> free Beuron, who flees in a camp outside the city. <text:span text:style-name="T20">Than, e</text:span>scorted by Beuron's most loyal guards, Howl proceeds through the swamps <text:span text:style-name="T21">leading to Layton’s castle, </text:span>where Layton <text:span text:style-name="T21">was already waiting for</text:span> him. At the river they fight and Layton <text:span text:style-name="T21">gets the better of him</text:span>. He extracts from Howl a magical sphere that represents his experience and transforms him into a child, after <text:span text:style-name="T17">that</text:span> <text:span text:style-name="T21">Layton</text:span> lets him drown and takes the mental control of the <text:span text:style-name="T21">guards</text:span> that Beuron had flanked to Howl. Howl survives <text:span text:style-name="T17">carried by the river current</text:span>, and when he reaches Cal is saved by Ben, a sentinel lef<text:span text:style-name="T22">t</text:span> from Beuron in the capital to foment <text:span text:style-name="T22">the </text:span>resistance. <text:s/><text:span text:style-name="T22">Ben</text:span> exchanges <text:span text:style-name="T17">him</text:span> for an orphan boy, in fact Howl has no memory. </text:p>
      <text:p text:style-name="P5">Meanwhile, Sophie and her friends asked Suliman what happened to Howl, alarmed by his disappearance. They add to the <text:span text:style-name="T17">team </text:span>Heen, a human-dog that <text:span text:style-name="T17">leaves willingly for</text:span> Radme, where many of <text:span text:style-name="T17">hi</text:span>s human parts <text:span text:style-name="T22">were spread by the witch of the waste a long time ago</text:span>. After rapidly refining their fighting skills <text:span text:style-name="T17">they </text:span>proceed to Radme, where they follow a network of runaway imm<text:span text:style-name="T17">une</text:span> to the slime, until they reach the capital. <text:span text:style-name="T17">H</text:span>ere they meet Ben and the little Howl (the <text:span text:style-name="T25">witch of the waste</text:span> note<text:span text:style-name="T17">s</text:span> that <text:span text:style-name="T17">he </text:span>has a strange symbol on his neck). <text:span text:style-name="T23">E</text:span>ager to know what happened to their friend <text:span text:style-name="T18">they i</text:span>nfiltrate <text:span text:style-name="T23">in </text:span>the castle to interrogate the <text:span text:style-name="T23">guards</text:span> that Beuron <text:span text:style-name="T18">gave</text:span> to Howl when he <text:span text:style-name="T23">was defeated</text:span>, locked up <text:span text:style-name="T18">in the castle</text:span> by Layton. The soldiers tell <text:span text:style-name="T23">them </text:span>of Howl's drowning, <text:span text:style-name="T23">so</text:span>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text:span text:style-name="T18">he </text:span>reveals <text:span text:style-name="T18">how he</text:span> defeated Howl marching him on the neck, and <text:span text:style-name="T18">how he </text:span>now use<text:span text:style-name="T18">s</text:span> his experience as an ornament at the castle, <text:span text:style-name="T18">he </text:span>also says <text:span text:style-name="T18">that</text:span> wants to leave for Ingary, where he will defeat Suliman. The <text:span text:style-name="T25">witch of the waste</text:span> reveals that the orphaned child <text:span text:style-name="T18">in the capital </text:span>could be Howl, and <text:span text:style-name="T18">than the team</text:span> heartened proceed to Layton's fortress, <text:span text:style-name="T18">beyond</text:span> the swamps, where <text:span text:style-name="T18">they</text:span> recover <text:span text:style-name="T18">the Howl’s</text:span> experience. Returning to Cal Howl regains his normal appearance, and reunited <text:span text:style-name="T18">they</text:span> leave for Ingary, where they will defeat Layton, who is rapidly spreading terror.</text:p>
      <text:h text:style-name="P31" text:outline-level="1"><text:bookmark-start text:name="__RefHeading___Toc7698_3993814332"/>Settings<text:bookmark-end text:name="__RefHeading___Toc7698_3993814332"/></text:h>
      <text:p text:style-name="P20">You can find all the visual reference at page <text:bookmark-ref text:reference-format="page" text:ref-name="__RefHeading___Toc3312_4218539201">25</text:bookmark-ref>.</text:p>
      <text:h text:style-name="Heading_20_2" text:outline-level="2"><text:bookmark-start text:name="__RefHeading___Toc7700_3993814332"/>Ingary <draw:frame draw:style-name="fr3" draw:name="Immagine33" text:anchor-type="as-char" svg:width="1cm" svg:height="0.52cm" draw:z-index="78"><draw:image xlink:href="../../Resources/Levels/Ingary/flag.jpg" xlink:type="simple" xlink:show="embed" xlink:actuate="onLoad"/></draw:frame><text:bookmark-end text:name="__RefHeading___Toc7700_3993814332"/></text:h>
      <text:p text:style-name="P16">Ingary is in the same condition in which the novel left <text:span text:style-name="T7">it</text:span>, with the peace and meekness that distinguish <text:span text:style-name="T7">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7">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24"><draw:text-box fo:min-height="3.422cm"><text:p text:style-name="Picture"><draw:frame draw:style-name="fr5" draw:name="Immagine29" text:anchor-type="as-char" svg:width="6.332cm" style:rel-width="100%" svg:height="3.422cm" style:rel-height="scale" draw:z-index="82"><draw:image xlink:href="../../Resources/Levels/Ingary/Kingsbury/Kingsbury.jpg" xlink:type="simple" xlink:show="embed" xlink:actuate="onLoad"/></draw:frame><text:span text:style-name="T1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3"><draw:text-box fo:min-height="2.02cm"><text:p text:style-name="Picture"><draw:frame draw:style-name="fr5" draw:name="Immagine31" text:anchor-type="as-char" svg:width="6.334cm" style:rel-width="100%" svg:height="2.02cm" style:rel-height="scale" draw:z-index="84"><draw:image xlink:href="../../Resources/Levels/Ingary/Porthaven/Porthaven.jpg" xlink:type="simple" xlink:show="embed" xlink:actuate="onLoad"/></draw:frame><text:span text:style-name="T1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27"><draw:text-box fo:min-height="3.833cm"><text:p text:style-name="Picture"><draw:frame draw:style-name="fr5" draw:name="Immagine32" text:anchor-type="as-char" svg:width="6.334cm" style:rel-width="100%" svg:height="3.833cm" style:rel-height="scale" draw:z-index="85"><draw:image xlink:href="../../Resources/Levels/Ingary/The%20Waste/Folding%20Valley/Folding%20Valley.jpg" xlink:type="simple" xlink:show="embed" xlink:actuate="onLoad"/></draw:frame><text:span text:style-name="T12"><text:line-break/></text:span>Picture <text:sequence text:ref-name="refPicture2" text:name="Picture" text:formula="ooow:Picture+1" style:num-format="1">3</text:sequence>: Folding Valley</text:p></draw:text-box></draw:frame></text:p>
          </table:table-cell>
        </table:table-row>
      </table:table>
      <text:h text:style-name="Heading_20_2" text:outline-level="2"><text:bookmark-start text:name="__RefHeading___Toc7702_3993814332"/>Radme <draw:frame draw:style-name="fr3" draw:name="Immagine34" text:anchor-type="as-char" svg:width="1cm" svg:height="0.52cm" draw:z-index="80"><draw:image xlink:href="../../Resources/Levels/Radme/Flag.png" xlink:type="simple" xlink:show="embed" xlink:actuate="onLoad"/></draw:frame><text:bookmark-end text:name="__RefHeading___Toc7702_3993814332"/></text:h>
      <text:p text:style-name="P16">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7">in</text:span> the north, but in the city the slime of despairing spirits continues to spread, multiplying. In the innermost part of the continent, beyond the marshes, stands the highest mountain, where Layton had been exiled and where today his fortress <text:span text:style-name="T7">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30"><draw:text-box fo:min-height="3.561cm"><text:p text:style-name="Picture"><draw:frame draw:style-name="fr5" draw:name="Immagine37" text:anchor-type="as-char" svg:width="6.332cm" style:rel-width="100%" svg:height="3.561cm" style:rel-height="scale" draw:z-index="86"><draw:image xlink:href="../../Resources/Levels/Radme/Salt%20Marina/Salt%20Marina.jpg" xlink:type="simple" xlink:show="embed" xlink:actuate="onLoad"/></draw:frame><text:span text:style-name="T1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29"><draw:text-box fo:min-height="3.563cm"><text:p text:style-name="Picture"><draw:frame draw:style-name="fr5" draw:name="Immagine36" text:anchor-type="as-char" svg:width="6.334cm" style:rel-width="100%" svg:height="3.563cm" style:rel-height="scale" draw:z-index="88"><draw:image xlink:href="../../Resources/Levels/Radme/Roaring%20Hills/Roaring%20Hills.png" xlink:type="simple" xlink:show="embed" xlink:actuate="onLoad"/></draw:frame><text:span text:style-name="T1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28"><draw:text-box fo:min-height="6.168cm"><text:p text:style-name="Picture"><draw:frame draw:style-name="fr5" draw:name="Immagine35" text:anchor-type="as-char" svg:width="6.334cm" style:rel-width="100%" svg:height="6.168cm" style:rel-height="scale" draw:z-index="90"><draw:image xlink:href="../../Resources/Levels/Radme/Cal/Cal%20-%20landscape.png" xlink:type="simple" xlink:show="embed" xlink:actuate="onLoad"/></draw:frame><text:span text:style-name="T12"><text:line-break/></text:span>Picture <text:sequence text:ref-name="refPicture5" text:name="Picture" text:formula="ooow:Picture+1" style:num-format="1">6</text:sequence>: Cal</text:p></draw:text-box></draw:frame></text:p>
          </table:table-cell>
        </table:table-row>
      </table:table>
      <text:h text:style-name="Heading_20_2" text:outline-level="2"><text:bookmark-start text:name="__RefHeading___Toc7704_3993814332"/>Ingary under attack<text:bookmark-end text:name="__RefHeading___Toc7704_3993814332"/></text:h>
      <text:p text:style-name="P16">In the final stages of the game, when the protagonists have returned to Ingary to stop Layton’s progression, the cities have become very dark, <text:span text:style-name="T7">as</text:span> the sky and the inhabitants. Only a few are saved from the slime, which drives mad crowds spreading like wildfire.</text:p>
      <text:h text:style-name="P31" text:outline-level="1"><text:bookmark-start text:name="__RefHeading___Toc7706_3993814332"/>Synopsis<text:bookmark-end text:name="__RefHeading___Toc7706_3993814332"/></text:h>
      <text:h text:style-name="Heading_20_2" text:outline-level="2"><text:bookmark-start text:name="__RefHeading___Toc7708_3993814332"/>First act<text:bookmark-end text:name="__RefHeading___Toc7708_3993814332"/></text:h>
      <text:p text:style-name="P16">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text:bookmark-start text:name="__RefHeading___Toc7710_3993814332"/>Second act<text:bookmark-end text:name="__RefHeading___Toc7710_3993814332"/></text:h>
      <text:p text:style-name="P16">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text:span text:style-name="T25">After discovering that Howl was defeated by his opponent,</text:span> the group decides to reach for the king. <text:span text:style-name="T25">S</text:span>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ext:bookmark-start text:name="__RefHeading___Toc7712_3993814332"/>Third act<text:bookmark-end text:name="__RefHeading___Toc7712_3993814332"/></text:h>
      <text:p text:style-name="P16">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text:h text:style-name="P31" text:outline-level="1"><text:bookmark-start text:name="__RefHeading___Toc7714_3993814332"/>Themes<text:bookmark-end text:name="__RefHeading___Toc7714_3993814332"/></text:h>
      <text:p text:style-name="Text_20_body">The hero leaves to redeem a past error that allowed the bad guy to spread like a disease.</text:p>
      <text:p text:style-name="Standard">The hero is captured, and his friends, led by a brave and inexperienced heroine, embarks on a long journey <text:span text:style-name="T7">to come </text:span>back to the initial status quo.</text:p>
      <text:p text:style-name="Standard">They are helped by sages as the old teacher of the hero and the ousted king of Radme.</text:p>
      <text:p text:style-name="Standard">The unexpected hero leads a revolt to save the conquered city</text:p>
      <text:h text:style-name="Heading_20_1" text:outline-level="1"><text:bookmark-start text:name="__RefHeading___Toc986_2253640035"/>Goal outline<text:bookmark-end text:name="__RefHeading___Toc986_2253640035"/></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4">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text:h text:style-name="P32" text:outline-level="1"><text:bookmark-start text:name="__RefHeading___Toc182_2204026579"/>World diagram<text:bookmark-end text:name="__RefHeading___Toc182_2204026579"/></text:h>
      <text:p text:style-name="P19"><draw:frame draw:style-name="fr2" draw:name="Cornice37" text:anchor-type="as-char" svg:width="19.001cm" draw:z-index="92"><draw:text-box fo:min-height="21.53cm"><text:p text:style-name="Picture"><draw:frame draw:style-name="fr5" draw:name="Immagine7" text:anchor-type="as-char" svg:width="19.001cm" style:rel-width="100%" svg:height="21.53cm" style:rel-height="scale" draw:z-index="94"><draw:image xlink:href="../../Resources/Levels/World%20Diagram.png" xlink:type="simple" xlink:show="embed" xlink:actuate="onLoad"/></draw:frame><text:span text:style-name="T12"><text:line-break/></text:span>Picture <text:sequence text:ref-name="refPicture6" text:name="Picture" text:formula="ooow:Picture+1" style:num-format="1">7</text:sequence>: The legend for the world diagram it's the same we have used for the story flowchart</text:p></draw:text-box></draw:frame></text:p>
      <text:h text:style-name="P32" text:outline-level="1"><text:bookmark-start text:name="__RefHeading___Toc1588_3379591527"/>Story flowchart<text:bookmark-end text:name="__RefHeading___Toc1588_3379591527"/></text:h>
      <text:p text:style-name="P17"><draw:frame draw:style-name="fr1" draw:name="Cornice36" text:anchor-type="paragraph" svg:width="15.734cm" draw:z-index="19"><draw:text-box fo:min-height="22.966cm"><text:p text:style-name="Picture"><draw:frame draw:style-name="fr5" draw:name="Immagine22" text:anchor-type="as-char" svg:width="15.734cm" style:rel-width="100%" svg:height="22.966cm" style:rel-height="scale" draw:z-index="60"><draw:image xlink:href="../Story%20FlowChart.png" xlink:type="simple" xlink:show="embed" xlink:actuate="onLoad"/></draw:frame><text:span text:style-name="T12"><text:line-break/></text:span>Picture <text:sequence text:ref-name="refPicture7" text:name="Picture" text:formula="ooow:Picture+1" style:num-format="1">8</text:sequence>: The legend for the story flowchart it's the same we have used for <text:span text:style-name="T14">the </text:span>world diagram</text:p></draw:text-box></draw:frame></text:p>
      <text:h text:style-name="P32" text:outline-level="1"><text:bookmark-start text:name="__RefHeading___Toc1557_2253640035"/>World map<text:bookmark-end text:name="__RefHeading___Toc1557_2253640035"/></text:h>
      <text:p text:style-name="P17"><draw:frame draw:style-name="fr4" draw:name="Immagine12" text:anchor-type="as-char" svg:width="17.311cm" svg:height="24.04cm" draw:z-index="3"><draw:image xlink:href="../../Resources/Levels/world.png" xlink:type="simple" xlink:show="embed" xlink:actuate="onLoad"/></draw:frame></text:p>
      <text:h text:style-name="P32"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6"><draw:frame draw:style-name="fr6" draw:name="Immagine3" text:anchor-type="paragraph" svg:width="5.001cm" svg:height="5.001cm" draw:z-index="1"><draw:image xlink:href="../../Resources/Characters/Sophie%20Hatter/sophie%20hatter.jpg" xlink:type="simple" xlink:show="embed" xlink:actuate="onLoad"/></draw:frame><draw:frame draw:style-name="fr7" draw:name="immagini3" text:anchor-type="paragraph" svg:x="9.417cm" svg:y="-0.081cm" svg:width="9.499cm" svg:height="8.497cm" draw:z-index="18"><draw:image xlink:href="../../Resources/Characters/Sophie%20Hatter/Interpersonal%20Circumplex%20Behavior%20Sophie.png" xlink:type="simple" xlink:show="embed" xlink:actuate="onLoad"/></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2">control it, she brilliantly overcomes a first training. Meanwhile, her relationship with Howl is </text:span><text:span text:style-name="T3">strengthened, and their life as a couple proceeds happily, except for some hitch linked to Howl’s childish ch</text:span><text:span text:style-name="T1">aracter.</text:span></text:p>
      <text:p text:style-name="P19"><draw:frame draw:style-name="fr8" draw:name="Immagine13" text:anchor-type="as-char" svg:y="-0.572cm" svg:width="16.136cm" svg:height="10.594cm" draw:z-index="97"><draw:image xlink:href="../../Resources/Characters/Sophie%20Hatter/Sophie%20Interpersonal%20Circumplex.png" xlink:type="simple" xlink:show="embed" xlink:actuate="onLoad"/></draw:frame></text:p>
      <text:h text:style-name="P33" text:outline-level="2"><text:bookmark-start text:name="__RefHeading___Toc1062_3726282123"/>Howl<text:bookmark-end text:name="__RefHeading___Toc1062_3726282123"/></text:h>
      <text:p text:style-name="Text_20_body"><draw:frame draw:style-name="fr9" draw:name="Immagine4" text:anchor-type="paragraph" svg:width="5.001cm" svg:height="5.001cm" draw:z-index="4"><draw:image xlink:href="../../Resources/Characters/Howl%20Jenkins%20Pendragon/Howl%20Jenkins%20Pendragon.jpg" xlink:type="simple" xlink:show="embed" xlink:actuate="onLoad"/></draw:frame><text:span text:style-name="T1">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7"><draw:frame draw:style-name="fr4" draw:name="Immagine14" text:anchor-type="as-char" svg:width="15.109cm" svg:height="11.591cm" draw:z-index="13"><draw:image xlink:href="../../Resources/Characters/Howl%20Jenkins%20Pendragon/Howl%20Interpersonal%20Circumplex.png" xlink:type="simple" xlink:show="embed" xlink:actuate="onLoad"/></draw:frame></text:p>
      <text:h text:style-name="P33" text:outline-level="2"><text:bookmark-start text:name="__RefHeading___Toc10179_616419987"/>Orphan child<text:bookmark-end text:name="__RefHeading___Toc10179_616419987"/></text:h>
      <text:p text:style-name="Text_20_body"><draw:frame draw:style-name="fr10" draw:name="Immagine25" text:anchor-type="paragraph" svg:x="-0.007cm" svg:y="0.053cm" svg:width="5.249cm" svg:height="5.02cm" draw:z-index="22"><draw:image xlink:href="../../Resources/Characters/Orphan%20child/Orphan%20child2.jpg" xlink:type="simple" xlink:show="embed" xlink:actuate="onLoad"/></draw:frame>The orphan child is extremely cheerful and lively, but at the same time almost dumb and without memory. <text:span text:style-name="T7">He</text:span> follows Ben everywhere he goes, sometimes even without his permission. Aesthetically remembers Howl, but it is very dirty.</text:p>
      <text:p text:style-name="Standard">After freeing King Beuron in the capital of Radme, Howl proceeds to Layton’s fortress. But <text:span text:style-name="T7">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7">d</text:span> dragged by the current to Cal, where Ben will rescue him from the water.</text:p>
      <text:p text:style-name="P11"><draw:frame draw:style-name="fr11" draw:name="Immagine30" text:anchor-type="as-char" svg:y="-4.932cm" svg:width="14.656cm" svg:height="11.241cm" draw:z-index="99"><draw:image xlink:href="../../Resources/Characters/Orphan%20child/Orphan%20child%20Interpersonal%20Circumplex.png" xlink:type="simple" xlink:show="embed" xlink:actuate="onLoad"/></draw:frame></text:p>
      <text:h text:style-name="P33" text:outline-level="2"><text:bookmark-start text:name="__RefHeading___Toc2235_3626834494"/>Layton<text:bookmark-end text:name="__RefHeading___Toc2235_3626834494"/></text:h>
      <text:p text:style-name="Text_20_body"><draw:frame draw:style-name="fr9" draw:name="Immagine5" text:anchor-type="paragraph" svg:width="5.001cm" svg:height="5.001cm" draw:z-index="5"><draw:image xlink:href="../../Resources/Characters/Layton/Young%20Layton/layton.png" xlink:type="simple" xlink:show="embed" xlink:actuate="onLoad"/></draw:frame><draw:frame draw:style-name="fr12" draw:name="immagini4" text:anchor-type="paragraph" svg:x="8.428cm" svg:y="0.173cm" svg:width="10.455cm" svg:height="8.303cm" draw:z-index="16"><draw:image xlink:href="../../Resources/Characters/Layton/Layton%20%20Before%20Interpersonal%20Circumplex.png" xlink:type="simple" xlink:show="embed" xlink:actuate="onLoad"/></draw:frame><text:span text:style-name="T1">E</text:span>gocentric and maniacal, Layton has developed a symbiotic bond with the slime of the spirits, which allows him to control them spreading despair on everything that crosses his path. He intends to take revenge on Howl, for the humiliation of <text:span text:style-name="T9">being</text:span> defeated and for the cruel way he was punished, and on Suliman, for preferr<text:span text:style-name="T8">ing</text:span> Howl <text:span text:style-name="T8">om him</text:span> despite his power was certainly hiding a misconduct or a big fortune.</text:p>
      <text:p text:style-name="Standard">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text:span text:style-name="T16">his</text:span> liberation.</text:p>
      <text:p text:style-name="P17"><draw:frame draw:style-name="fr13" draw:name="immagini2" text:anchor-type="as-char" svg:width="15.901cm" svg:height="11.589cm" draw:z-index="101"><draw:image xlink:href="../../Resources/Characters/Layton/Layton%20After%20Interpersonal%20Circumplex.png" xlink:type="simple" xlink:show="embed" xlink:actuate="onLoad"/></draw:frame></text:p>
      <text:h text:style-name="P33" text:outline-level="2"><text:bookmark-start text:name="__RefHeading___Toc1070_3726282123"/>Madame Suliman<text:bookmark-end text:name="__RefHeading___Toc1070_3726282123"/></text:h>
      <text:p text:style-name="P16"><draw:frame draw:style-name="fr6" draw:name="Immagine6" text:anchor-type="paragraph" svg:width="5.001cm" svg:height="5.001cm" draw:z-index="6"><draw:image xlink:href="../../Resources/Characters/Madame%20Suliman/Madame%20Suliman.jpg" xlink:type="simple" xlink:show="embed" xlink:actuate="onLoad"/></draw:frame>Suliman is the sorceress of the king of Ingary, and as such is reputed to be the greatest sorceress of the kingdom. She was the teacher of Howl, for whom she is constantly apprehensive and whose behavior can not explain. Despite h<text:span text:style-name="T16">er</text:span>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1">he is aware of several places where parts of Heen may have been spotted.</text:span></text:p>
      <text:p text:style-name="P11"><text:span text:style-name="T1"><text:s text:c="17"/></text:span><text:span text:style-name="T1"><draw:frame draw:style-name="fr4" draw:name="Immagine17" text:anchor-type="as-char" svg:width="15.109cm" svg:height="11.591cm" draw:z-index="14"><draw:image xlink:href="../../Resources/Characters/Madame%20Suliman/Suliman%20Interpersonal%20Circumplex.png" xlink:type="simple" xlink:show="embed" xlink:actuate="onLoad"/></draw:frame></text:span></text:p>
      <text:h text:style-name="P33" text:outline-level="2"><text:bookmark-start text:name="__RefHeading___Toc1072_3726282123"/>Calcifer<text:bookmark-end text:name="__RefHeading___Toc1072_3726282123"/></text:h>
      <text:p text:style-name="P16"><draw:frame draw:style-name="fr9" draw:name="Immagine8" text:anchor-type="paragraph" svg:width="5.001cm" svg:height="5.001cm" draw:z-index="7"><draw:image xlink:href="../../Resources/Characters/Calcifer/Calcifer.png" xlink:type="simple" xlink:show="embed" xlink:actuate="onLoad"/></draw:frame>Calcifer is a young and powerful fire demon, freed from the magical power of Sophie. Now <text:span text:style-name="T16">he</text:span> is extremely autonomous and can move to his liking. <text:span text:style-name="T16">He’</text:span>s able to amplify the magical power of mages with whom <text:span text:style-name="T16">he</text:span> has a deep bond. He often moves inside an exoskeleton, such as a knight’s armor, which allows him to disguise himself among the people. <text:span text:style-name="T16">He</text:span> is capricious and easily complains, bu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3"><draw:frame draw:style-name="fr4" draw:name="Immagine18" text:anchor-type="as-char" svg:width="15.109cm" svg:height="11.591cm" draw:z-index="15"><draw:image xlink:href="../../Resources/Characters/Calcifer/Calcifer%20Interpersonal%20Circumplex.png" xlink:type="simple" xlink:show="embed" xlink:actuate="onLoad"/></draw:frame></text:p>
      <text:h text:style-name="P33" text:outline-level="2"><text:bookmark-start text:name="__RefHeading___Toc1074_3726282123"/>Heen<text:bookmark-end text:name="__RefHeading___Toc1074_3726282123"/></text:h>
      <text:p text:style-name="Text_20_body"><draw:frame draw:style-name="fr9" draw:name="Immagine9" text:anchor-type="paragraph" svg:width="5.001cm" svg:height="5.001cm" draw:z-index="8"><draw:image xlink:href="../../Resources/Characters/Heen/Heen.jpg" xlink:type="simple" xlink:show="embed" xlink:actuate="onLoad"/></draw:frame><text:span text:style-name="T1">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17"><draw:frame draw:style-name="fr4" draw:name="Immagine19" text:anchor-type="as-char" svg:width="15.109cm" svg:height="11.591cm" draw:z-index="103"><draw:image xlink:href="../../Resources/Characters/Heen/Heen%20Interpersonal%20Circumplex.png" xlink:type="simple" xlink:show="embed" xlink:actuate="onLoad"/></draw:frame></text:p>
      <text:h text:style-name="P33" text:outline-level="2"><text:bookmark-start text:name="__RefHeading___Toc1118_3955682872"/>King Beuron<text:bookmark-end text:name="__RefHeading___Toc1118_3955682872"/></text:h>
      <text:p text:style-name="Text_20_body"><draw:frame draw:style-name="fr7" draw:name="Immagine26" text:anchor-type="paragraph" svg:x="-0.011cm" svg:y="-0.018cm" svg:width="5.794cm" svg:height="5.493cm" draw:z-index="12"><draw:image xlink:href="../../Resources/Characters/King%20Beuron/King%20Beuron.png" xlink:type="simple" xlink:show="embed" xlink:actuate="onLoad"/></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text:span text:style-name="T15">He</text:span> allowed the continent to develop quickly, which soon led to compete with Ingary. The sudden death due to illness of his two sons leads him to depression, and Layton easily makes him fall under his clutches.</text:p>
      <text:p text:style-name="P11"><draw:frame draw:style-name="fr7" draw:name="immagini1" text:anchor-type="paragraph" svg:x="1.947cm" svg:y="0.404cm" svg:width="15.108cm" svg:height="11.589cm" draw:z-index="20"><draw:image xlink:href="../../Resources/Characters/King%20Beuron/King%20Beuron%20Interpersonal%20Circumplex.png" xlink:type="simple" xlink:show="embed" xlink:actuate="onLoad"/></draw:frame></text:p>
      <text:h text:style-name="P33" text:outline-level="2"><text:bookmark-start text:name="__RefHeading___Toc10181_616419987"/>Ben<text:bookmark-end text:name="__RefHeading___Toc10181_616419987"/></text:h>
      <text:p text:style-name="Text_20_body"><draw:frame draw:style-name="fr9" draw:name="Immagine23" text:anchor-type="paragraph" svg:width="5.001cm" svg:height="5.001cm" draw:z-index="11"><draw:image xlink:href="../../Resources/Characters/Ben/Ben%20sq.png" xlink:type="simple" xlink:show="embed" xlink:actuate="onLoad"/></draw:frame><text:span text:style-name="T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18"><draw:frame draw:style-name="fr4" draw:name="Immagine15" text:anchor-type="as-char" svg:width="14.561cm" svg:height="10.612cm" draw:z-index="105"><draw:image xlink:href="../../Resources/Characters/Ben/Ben%20Interpersonal%20Circumplex.png" xlink:type="simple" xlink:show="embed" xlink:actuate="onLoad"/></draw:frame></text:p>
      <text:h text:style-name="P33" text:outline-level="2"><text:bookmark-start text:name="__RefHeading___Toc1076_3726282123"/>Markl<text:bookmark-end text:name="__RefHeading___Toc1076_3726282123"/></text:h>
      <text:p text:style-name="Text_20_body"><draw:frame draw:style-name="fr9" draw:name="Immagine10" text:anchor-type="paragraph" svg:width="5.001cm" svg:height="5.001cm" draw:z-index="9"><draw:image xlink:href="../../Resources/Characters/Markl/Markl.jpg" xlink:type="simple" xlink:show="embed" xlink:actuate="onLoad"/></draw:frame><text:span text:style-name="T1">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19"><draw:frame draw:style-name="fr14" draw:name="Immagine20" text:anchor-type="as-char" svg:y="-13.46cm" svg:width="15.109cm" svg:height="11.591cm" draw:z-index="107"><draw:image xlink:href="../../Resources/Characters/Markl/Markl%20Interpersonal%20Circumplex.png" xlink:type="simple" xlink:show="embed" xlink:actuate="onLoad"/></draw:frame></text:p>
      <text:h text:style-name="P33" text:outline-level="2"><text:bookmark-start text:name="__RefHeading___Toc1078_3726282123"/>Witch of the Waste<text:bookmark-end text:name="__RefHeading___Toc1078_3726282123"/></text:h>
      <text:p text:style-name="P16"><draw:frame draw:style-name="fr9" draw:name="Immagine11" text:anchor-type="paragraph" svg:width="5.001cm" svg:height="5.001cm" draw:z-index="10"><draw:image xlink:href="../../Resources/Characters/Witch%20of%20the%20Waste/Witch%20of%20the%20Waste.jpg" xlink:type="simple" xlink:show="embed" xlink:actuate="onLoad"/></draw:frame>She’s apparently a completely harmless old woman. She has a great experience with magic but h<text:span text:style-name="T15">er</text:span>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17"><draw:frame draw:style-name="fr4" draw:name="Immagine21" text:anchor-type="as-char" svg:width="16.14cm" svg:height="11.589cm" draw:z-index="17"><draw:image xlink:href="../../Resources/Characters/Witch%20of%20the%20Waste/The%20Witch%20of%20the%20Waste%20Interpersonal%20Circumplex.png" xlink:type="simple" xlink:show="embed" xlink:actuate="onLoad"/></draw:frame></text:p>
      <text:p text:style-name="P22"/>
      <text:h text:style-name="P31" text:outline-level="1"><text:bookmark-start text:name="__RefHeading___Toc2147_3626834494"/><text:span text:style-name="T11">Characters r</text:span>elationships <text:bookmark-end text:name="__RefHeading___Toc2147_3626834494"/></text:h>
      <text:h text:style-name="Heading_20_2" text:outline-level="2"><text:bookmark-start text:name="__RefHeading___Toc2149_3626834494"/>During apprenticeship<text:bookmark-end text:name="__RefHeading___Toc2149_3626834494"/></text:h>
      <text:p text:style-name="P17"><draw:frame draw:style-name="fr15" draw:name="Immagine27" text:anchor-type="as-char" svg:width="10.319cm" svg:height="10.134cm" draw:z-index="21"><draw:image xlink:href="../../Resources/Characters/Characters%20Maps/characters_map_PAST.png" xlink:type="simple" xlink:show="embed" xlink:actuate="onLoad"/></draw:frame></text:p>
      <text:h text:style-name="Heading_20_2" text:outline-level="2"><text:bookmark-start text:name="__RefHeading___Toc2151_3626834494"/>Beginning of Act 1<text:bookmark-end text:name="__RefHeading___Toc2151_3626834494"/></text:h>
      <text:p text:style-name="P17"><draw:frame draw:style-name="fr16" draw:name="immagini5" text:anchor-type="as-char" svg:width="18.731cm" svg:height="12.67cm" draw:z-index="25"><draw:image xlink:href="../../Resources/Characters/Characters%20Maps/characters_map2_ACT-1.png" xlink:type="simple" xlink:show="embed" xlink:actuate="onLoad"/></draw:frame></text:p>
      <text:h text:style-name="P33" text:outline-level="2"><text:bookmark-start text:name="__RefHeading___Toc2153_3626834494"/>Ending of Act 1<text:bookmark-end text:name="__RefHeading___Toc2153_3626834494"/></text:h>
      <text:p text:style-name="P17"><draw:frame draw:style-name="fr4" draw:name="immagini6" text:anchor-type="as-char" svg:width="17.701cm" svg:height="12.51cm" draw:z-index="26"><draw:image xlink:href="../../Resources/Characters/Characters%20Maps/characters_map3_ACT-1-2.png" xlink:type="simple" xlink:show="embed" xlink:actuate="onLoad"/></draw:frame></text:p>
      <text:h text:style-name="Heading_20_2" text:outline-level="2"><text:bookmark-start text:name="__RefHeading___Toc2155_3626834494"/>Ending of Act 2<text:bookmark-end text:name="__RefHeading___Toc2155_3626834494"/></text:h>
      <text:p text:style-name="P17"><draw:frame draw:style-name="fr4" draw:name="Immagine24" text:anchor-type="as-char" svg:width="16.245cm" svg:height="10.478cm" draw:z-index="31"><draw:image xlink:href="../../Resources/Characters/Characters%20Maps/characters_map4_ACT-2-3.png" xlink:type="simple" xlink:show="embed" xlink:actuate="onLoad"/></draw:frame></text:p>
      <text:h text:style-name="P31" text:outline-level="1"><text:bookmark-start text:name="__RefHeading___Toc1975_4218539201"/>Enemies<text:bookmark-end text:name="__RefHeading___Toc1975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1977_4218539201"/>Weapons<text:bookmark-end text:name="__RefHeading___Toc1977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1979_4218539201"/>Fights outcomes<text:bookmark-end text:name="__RefHeading___Toc1979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1981_4218539201"/>Additional reference images<text:bookmark-end text:name="__RefHeading___Toc1981_4218539201"/></text:h>
      <text:h text:style-name="Heading_20_2" text:outline-level="2"><text:bookmark-start text:name="__RefHeading___Toc3312_4218539201"/>Settings<text:bookmark-end text:name="__RefHeading___Toc3312_4218539201"/></text:h>
      <text:h text:style-name="Heading_20_3" text:outline-level="3"><text:bookmark-start text:name="__RefHeading___Toc4422_4218539201"/>Ingary<text:bookmark-end text:name="__RefHeading___Toc4422_4218539201"/></text:h>
      <text:h text:style-name="Heading_20_4" text:outline-level="4"><text:bookmark-start text:name="__RefHeading___Toc4424_4218539201"/>Kingsbury<text:bookmark-end text:name="__RefHeading___Toc4424_4218539201"/></text:h>
      <table:table table:name="Tabella1" table:style-name="Tabella1">
        <table:table-column table:style-name="Tabella1.A" table:number-columns-repeated="3"/>
        <table:table-row>
          <table:table-cell table:style-name="Tabella1.A1" office:value-type="string">
            <text:p text:style-name="Table_20_Contents"><draw:frame draw:style-name="fr1" draw:name="Cornice7" text:anchor-type="paragraph" svg:width="6.332cm" draw:z-index="32"><draw:text-box fo:min-height="3.561cm"><text:p text:style-name="Picture"><draw:frame draw:style-name="fr5" draw:name="Immagine38" text:anchor-type="as-char" svg:width="6.332cm" style:rel-width="100%" svg:height="3.561cm" style:rel-height="scale" draw:z-index="51"><draw:image xlink:href="../../Resources/Levels/Ingary/Kingsbury/City%20Center/City%20Center.png" xlink:type="simple" xlink:show="embed" xlink:actuate="onLoad"/></draw:frame><text:span text:style-name="T12"><text:line-break/></text:span>Picture <text:sequence text:ref-name="refPicture8" text:name="Picture" text:formula="ooow:Picture+1" style:num-format="1">9</text:sequence>: City center</text:p></draw:text-box></draw:frame></text:p>
          </table:table-cell>
          <table:table-cell table:style-name="Tabella1.A1" office:value-type="string">
            <text:p text:style-name="Table_20_Contents"><draw:frame draw:style-name="fr1" draw:name="Cornice8" text:anchor-type="paragraph" svg:width="6.334cm" draw:z-index="33"><draw:text-box fo:min-height="3.692cm"><text:p text:style-name="Picture"><draw:frame draw:style-name="fr5" draw:name="Immagine39" text:anchor-type="as-char" svg:width="6.334cm" style:rel-width="100%" svg:height="3.692cm" style:rel-height="scale" draw:z-index="53"><draw:image xlink:href="../../Resources/Levels/Ingary/Kingsbury/King's%20Castle/King's%20Castle.jpg" xlink:type="simple" xlink:show="embed" xlink:actuate="onLoad"/></draw:frame><text:span text:style-name="T12"><text:line-break/></text:span>Picture <text:sequence text:ref-name="refPicture9" text:name="Picture" text:formula="ooow:Picture+1" style:num-format="1">10</text:sequence>: King's castle</text:p></draw:text-box></draw:frame></text:p>
          </table:table-cell>
          <table:table-cell table:style-name="Tabella1.A1" office:value-type="string">
            <text:p text:style-name="Table_20_Contents"><draw:frame draw:style-name="fr1" draw:name="Cornice9" text:anchor-type="paragraph" svg:width="6.334cm" draw:z-index="34"><draw:text-box fo:min-height="3.134cm"><text:p text:style-name="Picture"><draw:frame draw:style-name="fr5" draw:name="Immagine40" text:anchor-type="as-char" svg:width="6.334cm" style:rel-width="100%" svg:height="3.134cm" style:rel-height="scale" draw:z-index="55"><draw:image xlink:href="../../Resources/Levels/Ingary/Kingsbury/Suburbs/Suburbs.jpg" xlink:type="simple" xlink:show="embed" xlink:actuate="onLoad"/></draw:frame><text:span text:style-name="T12"><text:line-break/></text:span>Picture <text:sequence text:ref-name="refPicture10" text:name="Picture" text:formula="ooow:Picture+1" style:num-format="1">11</text:sequence>: Suburbs</text:p></draw:text-box></draw:frame></text:p>
          </table:table-cell>
        </table:table-row>
      </table:table>
      <text:h text:style-name="Heading_20_4" text:outline-level="4"><text:bookmark-start text:name="__RefHeading___Toc4426_4218539201"/>Porthaven<text:bookmark-end text:name="__RefHeading___Toc4426_4218539201"/></text:h>
      <table:table table:name="Images_Porthaven" table:style-name="Images_5f_Porthaven">
        <table:table-column table:style-name="Images_5f_Porthaven.A" table:number-columns-repeated="3"/>
        <table:table-row>
          <table:table-cell table:style-name="Images_5f_Porthaven.A1" office:value-type="string">
            <text:p text:style-name="Table_20_Contents"><draw:frame draw:style-name="fr1" draw:name="Cornice10" text:anchor-type="paragraph" svg:width="6.332cm" draw:z-index="35"><draw:text-box fo:min-height="2.02cm"><text:p text:style-name="Picture"><draw:frame draw:style-name="fr5" draw:name="Immagine41" text:anchor-type="as-char" svg:width="6.332cm" style:rel-width="100%" svg:height="2.02cm" style:rel-height="scale" draw:z-index="57"><draw:image xlink:href="../../Resources/Levels/Ingary/Porthaven/Harbour/Harbour.jpg" xlink:type="simple" xlink:show="embed" xlink:actuate="onLoad"/></draw:frame><text:span text:style-name="T12"><text:line-break/></text:span>Picture <text:sequence text:ref-name="refPicture11" text:name="Picture" text:formula="ooow:Picture+1" style:num-format="1">12</text:sequence>: Harbour</text:p></draw:text-box></draw:frame></text:p>
          </table:table-cell>
          <table:table-cell table:style-name="Images_5f_Porthaven.A1" office:value-type="string">
            <text:p text:style-name="Table_20_Contents"><draw:frame draw:style-name="fr1" draw:name="Cornice11" text:anchor-type="paragraph" svg:width="6.334cm" draw:z-index="36"><draw:text-box fo:min-height="3.902cm"><text:p text:style-name="Picture"><draw:frame draw:style-name="fr5" draw:name="Immagine42" text:anchor-type="as-char" svg:width="6.334cm" style:rel-width="100%" svg:height="3.902cm" style:rel-height="scale" draw:z-index="59"><draw:image xlink:href="../../Resources/Levels/Ingary/Porthaven/Market/Market.jpg" xlink:type="simple" xlink:show="embed" xlink:actuate="onLoad"/></draw:frame><text:span text:style-name="T12"><text:line-break/></text:span>Picture <text:sequence text:ref-name="refPicture12" text:name="Picture" text:formula="ooow:Picture+1" style:num-format="1">13</text:sequence>: Market</text:p></draw:text-box></draw:frame></text:p>
          </table:table-cell>
          <table:table-cell table:style-name="Images_5f_Porthaven.A1" office:value-type="string">
            <text:p text:style-name="Table_20_Contents"><draw:frame draw:style-name="fr1" draw:name="Cornice12" text:anchor-type="paragraph" svg:width="6.334cm" draw:z-index="37"><draw:text-box fo:min-height="4.362cm"><text:p text:style-name="Picture"><draw:frame draw:style-name="fr5" draw:name="Immagine43" text:anchor-type="as-char" svg:width="6.334cm" style:rel-width="100%" svg:height="4.362cm" style:rel-height="scale" draw:z-index="61"><draw:image xlink:href="../../Resources/Levels/Ingary/Porthaven/Ship/Ship.jpg" xlink:type="simple" xlink:show="embed" xlink:actuate="onLoad"/></draw:frame><text:span text:style-name="T12"><text:line-break/></text:span>Picture <text:sequence text:ref-name="refPicture13" text:name="Picture" text:formula="ooow:Picture+1" style:num-format="1">14</text:sequence>: Ship</text:p></draw:text-box></draw:frame></text:p>
          </table:table-cell>
        </table:table-row>
      </table:table>
      <text:h text:style-name="Heading_20_4" text:outline-level="4"><text:bookmark-start text:name="__RefHeading___Toc4428_4218539201"/>The <text:span text:style-name="T13">w</text:span>aste<text:bookmark-end text:name="__RefHeading___Toc4428_4218539201"/></text:h>
      <table:table table:name="Images_TheWaste" table:style-name="Images_5f_TheWaste">
        <table:table-column table:style-name="Images_5f_TheWaste.A" table:number-columns-repeated="3"/>
        <table:table-row>
          <table:table-cell table:style-name="Images_5f_TheWaste.A1" office:value-type="string">
            <text:p text:style-name="Table_20_Contents"><draw:frame draw:style-name="fr1" draw:name="Cornice13" text:anchor-type="paragraph" svg:width="6.332cm" draw:z-index="38"><draw:text-box fo:min-height="3.722cm"><text:p text:style-name="Picture"><draw:frame draw:style-name="fr5" draw:name="Immagine44" text:anchor-type="as-char" svg:width="6.332cm" style:rel-width="100%" svg:height="3.722cm" style:rel-height="scale" draw:z-index="63"><draw:image xlink:href="../../Resources/Levels/Ingary/The%20Waste/The%20Waste.jpg" xlink:type="simple" xlink:show="embed" xlink:actuate="onLoad"/></draw:frame><text:span text:style-name="T12"><text:line-break/></text:span>Picture <text:sequence text:ref-name="refPicture14" text:name="Picture" text:formula="ooow:Picture+1" style:num-format="1">15</text:sequence>: The waste</text:p></draw:text-box></draw:frame></text:p>
          </table:table-cell>
          <table:table-cell table:style-name="Images_5f_TheWaste.A1" office:value-type="string">
            <text:p text:style-name="Table_20_Contents"><draw:frame draw:style-name="fr1" draw:name="Cornice14" text:anchor-type="paragraph" svg:width="6.334cm" draw:z-index="39"><draw:text-box fo:min-height="3.833cm"><text:p text:style-name="Picture"><draw:frame draw:style-name="fr5" draw:name="Immagine45" text:anchor-type="as-char" svg:width="6.334cm" style:rel-width="100%" svg:height="3.833cm" style:rel-height="scale" draw:z-index="65"><draw:image xlink:href="../../Resources/Levels/Ingary/The%20Waste/Folding%20Valley/Folding%20Valley.jpg" xlink:type="simple" xlink:show="embed" xlink:actuate="onLoad"/></draw:frame><text:span text:style-name="T12"><text:line-break/></text:span>Picture <text:sequence text:ref-name="refPicture15" text:name="Picture" text:formula="ooow:Picture+1" style:num-format="1">16</text:sequence>: Folding valley</text:p></draw:text-box></draw:frame></text:p>
          </table:table-cell>
          <table:table-cell table:style-name="Images_5f_TheWaste.A1" office:value-type="string">
            <text:p text:style-name="Table_20_Contents"><draw:frame draw:style-name="fr1" draw:name="Cornice15" text:anchor-type="paragraph" svg:width="6.334cm" draw:z-index="40"><draw:text-box fo:min-height="3.561cm"><text:p text:style-name="Picture"><draw:frame draw:style-name="fr5" draw:name="Immagine46" text:anchor-type="as-char" svg:width="6.334cm" style:rel-width="100%" svg:height="3.561cm" style:rel-height="scale" draw:z-index="67"><draw:image xlink:href="../../Resources/Levels/Ingary/The%20Waste/Moving%20Castle/full%20res.jpg" xlink:type="simple" xlink:show="embed" xlink:actuate="onLoad"/></draw:frame><text:span text:style-name="T12"><text:line-break/></text:span>Picture <text:sequence text:ref-name="refPicture16" text:name="Picture" text:formula="ooow:Picture+1" style:num-format="1">17</text:sequence>: Moving castle</text:p></draw:text-box></draw:frame></text:p>
          </table:table-cell>
        </table:table-row>
      </table:table>
      <text:h text:style-name="Heading_20_3" text:outline-level="3"><text:bookmark-start text:name="__RefHeading___Toc4430_4218539201"/><text:soft-page-break/>Radme<text:bookmark-end text:name="__RefHeading___Toc4430_4218539201"/></text:h>
      <text:h text:style-name="Heading_20_4" text:outline-level="4"><text:bookmark-start text:name="__RefHeading___Toc4432_4218539201"/>Cal<text:bookmark-end text:name="__RefHeading___Toc4432_4218539201"/></text:h>
      <table:table table:name="Tabella7" table:style-name="Tabella7">
        <table:table-column table:style-name="Tabella7.A" table:number-columns-repeated="3"/>
        <table:table-row>
          <table:table-cell table:style-name="Tabella7.A1" office:value-type="string">
            <text:p text:style-name="P15"><draw:frame draw:style-name="fr1" draw:name="Cornice19" text:anchor-type="paragraph" svg:width="6.332cm" draw:z-index="41"><draw:text-box fo:min-height="6.168cm"><text:p text:style-name="Picture"><draw:frame draw:style-name="fr5" draw:name="Immagine50" text:anchor-type="as-char" svg:width="6.332cm" style:rel-width="100%" svg:height="6.168cm" style:rel-height="scale" draw:z-index="69"><draw:image xlink:href="../../Resources/Levels/Radme/Cal/Cal%20-%20landscape.png" xlink:type="simple" xlink:show="embed" xlink:actuate="onLoad"/></draw:frame><text:span text:style-name="T12"><text:line-break/></text:span>Picture <text:sequence text:ref-name="refPicture17" text:name="Picture" text:formula="ooow:Picture+1" style:num-format="1">18</text:sequence>: Cal</text:p></draw:text-box></draw:frame></text:p>
          </table:table-cell>
          <table:table-cell table:style-name="Tabella7.A1" office:value-type="string">
            <text:p text:style-name="P15"><draw:frame draw:style-name="fr1" draw:name="Cornice16" text:anchor-type="paragraph" svg:width="6.334cm" draw:z-index="42"><draw:text-box fo:min-height="4.083cm"><text:p text:style-name="Picture"><draw:frame draw:style-name="fr5" draw:name="Immagine47" text:anchor-type="as-char" svg:width="6.334cm" style:rel-width="100%" svg:height="4.083cm" style:rel-height="scale" draw:z-index="71"><draw:image xlink:href="../../Resources/Levels/Radme/Cal/Castle/Cal%20Castle%201.jpg" xlink:type="simple" xlink:show="embed" xlink:actuate="onLoad"/></draw:frame><text:span text:style-name="T12"><text:line-break/></text:span>Picture <text:sequence text:ref-name="refPicture18" text:name="Picture" text:formula="ooow:Picture+1" style:num-format="1">19</text:sequence>: Castle</text:p></draw:text-box></draw:frame></text:p>
          </table:table-cell>
          <table:table-cell table:style-name="Tabella7.A1" office:value-type="string">
            <text:p text:style-name="P15"><draw:frame draw:style-name="fr1" draw:name="Cornice17" text:anchor-type="paragraph" svg:width="6.334cm" draw:z-index="43"><draw:text-box fo:min-height="3.561cm"><text:p text:style-name="Picture"><draw:frame draw:style-name="fr5" draw:name="Immagine48" text:anchor-type="as-char" svg:width="6.334cm" style:rel-width="100%" svg:height="3.561cm" style:rel-height="scale" draw:z-index="73"><draw:image xlink:href="../../Resources/Levels/Radme/Cal/Castle/Cal's%20castle%20inside.png" xlink:type="simple" xlink:show="embed" xlink:actuate="onLoad"/></draw:frame><text:span text:style-name="T12"><text:line-break/></text:span>Picture <text:sequence text:ref-name="refPicture19" text:name="Picture" text:formula="ooow:Picture+1" style:num-format="1">20</text:sequence>: Castle inside</text:p></draw:text-box></draw:frame></text:p>
          </table:table-cell>
        </table:table-row>
        <table:table-row>
          <table:table-cell table:style-name="Tabella7.A1" office:value-type="string">
            <text:p text:style-name="P15"><draw:frame draw:style-name="fr1" draw:name="Cornice18" text:anchor-type="paragraph" svg:width="6.332cm" draw:z-index="44"><draw:text-box fo:min-height="2.581cm"><text:p text:style-name="Picture"><draw:frame draw:style-name="fr5" draw:name="Immagine49" text:anchor-type="as-char" svg:width="6.332cm" style:rel-width="100%" svg:height="2.581cm" style:rel-height="scale" draw:z-index="75"><draw:image xlink:href="../../Resources/Levels/Radme/Cal/Prison/Cal%20Prison%201.jpg" xlink:type="simple" xlink:show="embed" xlink:actuate="onLoad"/></draw:frame><text:span text:style-name="T12"><text:line-break/></text:span>Picture <text:sequence text:ref-name="refPicture20" text:name="Picture" text:formula="ooow:Picture+1" style:num-format="1">21</text:sequence>: Prison</text:p></draw:text-box></draw:frame></text:p>
          </table:table-cell>
          <table:table-cell table:style-name="Tabella7.A1" office:value-type="string">
            <text:p text:style-name="P15"><draw:frame draw:style-name="fr1" draw:name="Cornice20" text:anchor-type="paragraph" svg:width="6.334cm" draw:z-index="45"><draw:text-box fo:min-height="3.545cm"><text:p text:style-name="Picture"><draw:frame draw:style-name="fr5" draw:name="Immagine51" text:anchor-type="as-char" svg:width="6.334cm" style:rel-width="100%" svg:height="3.545cm" style:rel-height="scale" draw:z-index="77"><draw:image xlink:href="../../Resources/Levels/Radme/Cal/Sewers/Sewers.jpg" xlink:type="simple" xlink:show="embed" xlink:actuate="onLoad"/></draw:frame><text:span text:style-name="T12"><text:line-break/></text:span>Picture <text:sequence text:ref-name="refPicture21" text:name="Picture" text:formula="ooow:Picture+1" style:num-format="1">22</text:sequence>: Sewers</text:p></draw:text-box></draw:frame></text:p>
          </table:table-cell>
          <table:table-cell table:style-name="Tabella7.A1" office:value-type="string">
            <text:p text:style-name="P15"/>
          </table:table-cell>
        </table:table-row>
      </table:table>
      <text:h text:style-name="Heading_20_4" text:outline-level="4"><text:bookmark-start text:name="__RefHeading___Toc4434_4218539201"/>Clearing<text:bookmark-end text:name="__RefHeading___Toc4434_4218539201"/></text:h>
      <table:table table:name="Tabella6" table:style-name="Tabella6">
        <table:table-column table:style-name="Tabella6.A" table:number-columns-repeated="3"/>
        <table:table-row>
          <table:table-cell table:style-name="Tabella6.A1" office:value-type="string">
            <text:p text:style-name="P15"><draw:frame draw:style-name="fr1" draw:name="Cornice21" text:anchor-type="paragraph" svg:width="6.332cm" draw:z-index="46"><draw:text-box fo:min-height="4.748cm"><text:p text:style-name="Picture"><draw:frame draw:style-name="fr5" draw:name="Immagine52" text:anchor-type="as-char" svg:width="6.332cm" style:rel-width="100%" svg:height="4.748cm" style:rel-height="scale" draw:z-index="79"><draw:image xlink:href="../../Resources/Levels/Radme/Clearing/Clearing.jpg" xlink:type="simple" xlink:show="embed" xlink:actuate="onLoad"/></draw:frame><text:span text:style-name="T12"><text:line-break/></text:span>Picture <text:sequence text:ref-name="refPicture22" text:name="Picture" text:formula="ooow:Picture+1" style:num-format="1">23</text:sequence>: Clearing</text:p></draw:text-box></draw:frame></text:p>
          </table:table-cell>
          <table:table-cell table:style-name="Tabella6.A1" office:value-type="string">
            <text:p text:style-name="P15"><draw:frame draw:style-name="fr1" draw:name="Cornice22" text:anchor-type="paragraph" svg:width="6.334cm" draw:z-index="47"><draw:text-box fo:min-height="4.207cm"><text:p text:style-name="Picture"><draw:frame draw:style-name="fr5" draw:name="Immagine53" text:anchor-type="as-char" svg:width="6.334cm" style:rel-width="100%" svg:height="4.207cm" style:rel-height="scale" draw:z-index="81"><draw:image xlink:href="../../Resources/Levels/Radme/Clearing/Fortress/FortressInTheClearing.jpg" xlink:type="simple" xlink:show="embed" xlink:actuate="onLoad"/></draw:frame><text:span text:style-name="T12"><text:line-break/></text:span>Picture <text:sequence text:ref-name="refPicture23" text:name="Picture" text:formula="ooow:Picture+1" style:num-format="1">24</text:sequence>: Fortress</text:p></draw:text-box></draw:frame></text:p>
          </table:table-cell>
          <table:table-cell table:style-name="Tabella6.A1" office:value-type="string">
            <text:p text:style-name="P15"><draw:frame draw:style-name="fr1" draw:name="Cornice23" text:anchor-type="paragraph" svg:width="6.334cm" draw:z-index="48"><draw:text-box fo:min-height="4.687cm"><text:p text:style-name="Picture"><draw:frame draw:style-name="fr5" draw:name="Immagine54" text:anchor-type="as-char" svg:width="6.334cm" style:rel-width="100%" svg:height="4.687cm" style:rel-height="scale" draw:z-index="83"><draw:image xlink:href="../../Resources/Levels/Radme/Clearing/Fortress/FortressInTheClearing2.jpg" xlink:type="simple" xlink:show="embed" xlink:actuate="onLoad"/></draw:frame><text:span text:style-name="T12"><text:line-break/></text:span>Picture <text:sequence text:ref-name="refPicture24" text:name="Picture" text:formula="ooow:Picture+1" style:num-format="1">25</text:sequence>: Fortress</text:p></draw:text-box></draw:frame></text:p>
          </table:table-cell>
        </table:table-row>
      </table:table>
      <text:h text:style-name="Heading_20_4" text:outline-level="4"><text:bookmark-start text:name="__RefHeading___Toc4436_4218539201"/><text:soft-page-break/>Dark Mountain<text:bookmark-end text:name="__RefHeading___Toc4436_4218539201"/></text:h>
      <table:table table:name="Tabella5" table:style-name="Tabella5">
        <table:table-column table:style-name="Tabella5.A" table:number-columns-repeated="3"/>
        <table:table-row>
          <table:table-cell table:style-name="Tabella5.A1" office:value-type="string">
            <text:p text:style-name="P15"><draw:frame draw:style-name="fr1" draw:name="Cornice24" text:anchor-type="paragraph" svg:width="6.332cm" draw:z-index="49"><draw:text-box fo:min-height="9.516cm"><text:p text:style-name="Picture"><draw:frame draw:style-name="fr5" draw:name="Immagine55" text:anchor-type="as-char" svg:width="6.332cm" style:rel-width="100%" svg:height="9.516cm" style:rel-height="scale" draw:z-index="87"><draw:image xlink:href="../../Resources/Levels/Radme/Dark%20Mountain/Dark%20Mountain%201.jpg" xlink:type="simple" xlink:show="embed" xlink:actuate="onLoad"/></draw:frame><text:span text:style-name="T12"><text:line-break/></text:span>Picture <text:sequence text:ref-name="refPicture25" text:name="Picture" text:formula="ooow:Picture+1" style:num-format="1">26</text:sequence>: Dark Mountain</text:p></draw:text-box></draw:frame></text:p>
          </table:table-cell>
          <table:table-cell table:style-name="Tabella5.A1" office:value-type="string">
            <text:p text:style-name="P15"><draw:frame draw:style-name="fr1" draw:name="Cornice25" text:anchor-type="paragraph" svg:width="6.334cm" draw:z-index="50"><draw:text-box fo:min-height="2.956cm"><text:p text:style-name="Picture"><draw:frame draw:style-name="fr5" draw:name="Immagine56" text:anchor-type="as-char" svg:width="6.334cm" style:rel-width="100%" svg:height="2.956cm" style:rel-height="scale" draw:z-index="89"><draw:image xlink:href="../../Resources/Levels/Radme/Dark%20Mountain/Dark%20Mountain%202.jpg" xlink:type="simple" xlink:show="embed" xlink:actuate="onLoad"/></draw:frame><text:span text:style-name="T12"><text:line-break/></text:span>Picture <text:sequence text:ref-name="refPicture26" text:name="Picture" text:formula="ooow:Picture+1" style:num-format="1">27</text:sequence>: Dark Mountain</text:p></draw:text-box></draw:frame></text:p>
          </table:table-cell>
          <table:table-cell table:style-name="Tabella5.A1" office:value-type="string">
            <text:p text:style-name="P15"><draw:frame draw:style-name="fr1" draw:name="Cornice26" text:anchor-type="paragraph" svg:width="6.334cm" draw:z-index="52"><draw:text-box fo:min-height="3.293cm"><text:p text:style-name="Picture"><draw:frame draw:style-name="fr5" draw:name="Immagine57" text:anchor-type="as-char" svg:width="6.334cm" style:rel-width="100%" svg:height="3.293cm" style:rel-height="scale" draw:z-index="91"><draw:image xlink:href="../../Resources/Levels/Radme/Dark%20Mountain/Castle/castle.jpg" xlink:type="simple" xlink:show="embed" xlink:actuate="onLoad"/></draw:frame><text:span text:style-name="T12"><text:line-break/></text:span>Picture <text:sequence text:ref-name="refPicture27" text:name="Picture" text:formula="ooow:Picture+1" style:num-format="1">28</text:sequence>: Castle</text:p></draw:text-box></draw:frame></text:p>
          </table:table-cell>
        </table:table-row>
      </table:table>
      <text:h text:style-name="Heading_20_4" text:outline-level="4"><text:bookmark-start text:name="__RefHeading___Toc4438_4218539201"/>Roaring Hills<text:bookmark-end text:name="__RefHeading___Toc4438_4218539201"/></text:h>
      <table:table table:name="Tabella4" table:style-name="Tabella4">
        <table:table-column table:style-name="Tabella4.A" table:number-columns-repeated="3"/>
        <table:table-row>
          <table:table-cell table:style-name="Tabella4.A1" office:value-type="string">
            <text:p text:style-name="P15"><draw:frame draw:style-name="fr1" draw:name="Cornice27" text:anchor-type="paragraph" svg:width="6.332cm" draw:z-index="54"><draw:text-box fo:min-height="3.561cm"><text:p text:style-name="Picture"><draw:frame draw:style-name="fr5" draw:name="Immagine58" text:anchor-type="as-char" svg:width="6.332cm" style:rel-width="100%" svg:height="3.561cm" style:rel-height="scale" draw:z-index="93"><draw:image xlink:href="../../Resources/Levels/Radme/Roaring%20Hills/Mine/Mine.jpg" xlink:type="simple" xlink:show="embed" xlink:actuate="onLoad"/></draw:frame><text:span text:style-name="T12"><text:line-break/></text:span>Picture <text:sequence text:ref-name="refPicture28" text:name="Picture" text:formula="ooow:Picture+1" style:num-format="1">29</text:sequence>: Mine</text:p></draw:text-box></draw:frame></text:p>
          </table:table-cell>
          <table:table-cell table:style-name="Tabella4.A1" office:value-type="string">
            <text:p text:style-name="P15"><draw:frame draw:style-name="fr1" draw:name="Cornice28" text:anchor-type="paragraph" svg:width="6.334cm" draw:z-index="56"><draw:text-box fo:min-height="4.591cm"><text:p text:style-name="Picture"><draw:frame draw:style-name="fr5" draw:name="Immagine59" text:anchor-type="as-char" svg:width="6.334cm" style:rel-width="100%" svg:height="4.591cm" style:rel-height="scale" draw:z-index="95"><draw:image xlink:href="../../Resources/Levels/Radme/Roaring%20Hills/Mine/internal.jpg" xlink:type="simple" xlink:show="embed" xlink:actuate="onLoad"/></draw:frame><text:span text:style-name="T12"><text:line-break/></text:span>Picture <text:sequence text:ref-name="refPicture29" text:name="Picture" text:formula="ooow:Picture+1" style:num-format="1">30</text:sequence>: Mine: internal</text:p></draw:text-box></draw:frame></text:p>
          </table:table-cell>
          <table:table-cell table:style-name="Tabella4.A1" office:value-type="string">
            <text:p text:style-name="P15"><draw:frame draw:style-name="fr1" draw:name="Cornice29" text:anchor-type="paragraph" svg:width="6.334cm" draw:z-index="58"><draw:text-box fo:min-height="3.563cm"><text:p text:style-name="Picture"><draw:frame draw:style-name="fr5" draw:name="Immagine60" text:anchor-type="as-char" svg:width="6.334cm" style:rel-width="100%" svg:height="3.563cm" style:rel-height="scale" draw:z-index="96"><draw:image xlink:href="../../Resources/Levels/Radme/Roaring%20Hills/Village/Roaring%20Hills.png" xlink:type="simple" xlink:show="embed" xlink:actuate="onLoad"/></draw:frame><text:span text:style-name="T12"><text:line-break/></text:span>Picture <text:sequence text:ref-name="refPicture30" text:name="Picture" text:formula="ooow:Picture+1" style:num-format="1">31</text:sequence>: Village</text:p></draw:text-box></draw:frame></text:p>
          </table:table-cell>
        </table:table-row>
      </table:table>
      <text:h text:style-name="Heading_20_4" text:outline-level="4"><text:bookmark-start text:name="__RefHeading___Toc4440_4218539201"/>Salt Marina<text:bookmark-end text:name="__RefHeading___Toc4440_4218539201"/></text:h>
      <table:table table:name="Tabella3" table:style-name="Tabella3">
        <table:table-column table:style-name="Tabella3.A" table:number-columns-repeated="3"/>
        <table:table-row>
          <table:table-cell table:style-name="Tabella3.A1" office:value-type="string">
            <text:p text:style-name="P15"><draw:frame draw:style-name="fr1" draw:name="Cornice30" text:anchor-type="paragraph" svg:width="6.332cm" draw:z-index="62"><draw:text-box fo:min-height="3.561cm"><text:p text:style-name="Picture"><draw:frame draw:style-name="fr5" draw:name="Immagine61" text:anchor-type="as-char" svg:width="6.332cm" style:rel-width="100%" svg:height="3.561cm" style:rel-height="scale" draw:z-index="98"><draw:image xlink:href="../../Resources/Levels/Radme/Salt%20Marina/Salt%20Marina.jpg" xlink:type="simple" xlink:show="embed" xlink:actuate="onLoad"/></draw:frame><text:span text:style-name="T12"><text:line-break/></text:span>Picture <text:sequence text:ref-name="refPicture31" text:name="Picture" text:formula="ooow:Picture+1" style:num-format="1">32</text:sequence>: Salt Marina</text:p></draw:text-box></draw:frame></text:p>
          </table:table-cell>
          <table:table-cell table:style-name="Tabella3.A1" office:value-type="string">
            <text:p text:style-name="P15"><draw:frame draw:style-name="fr1" draw:name="Cornice31" text:anchor-type="paragraph" svg:width="6.334cm" draw:z-index="64"><draw:text-box fo:min-height="3.604cm"><text:p text:style-name="Picture"><draw:frame draw:style-name="fr5" draw:name="Immagine62" text:anchor-type="as-char" svg:width="6.334cm" style:rel-width="100%" svg:height="3.604cm" style:rel-height="scale" draw:z-index="100"><draw:image xlink:href="../../Resources/Levels/Radme/Salt%20Marina/Harbour/Harbour.png" xlink:type="simple" xlink:show="embed" xlink:actuate="onLoad"/></draw:frame><text:span text:style-name="T12"><text:line-break/></text:span>Picture <text:sequence text:ref-name="refPicture32" text:name="Picture" text:formula="ooow:Picture+1" style:num-format="1">33</text:sequence>: Harbour</text:p></draw:text-box></draw:frame></text:p>
          </table:table-cell>
          <table:table-cell table:style-name="Tabella3.A1" office:value-type="string">
            <text:p text:style-name="P15"><draw:frame draw:style-name="fr1" draw:name="Cornice32" text:anchor-type="paragraph" svg:width="6.334cm" draw:z-index="66"><draw:text-box fo:min-height="3.667cm"><text:p text:style-name="Picture"><draw:frame draw:style-name="fr5" draw:name="Immagine63" text:anchor-type="as-char" svg:width="6.334cm" style:rel-width="100%" svg:height="3.667cm" style:rel-height="scale" draw:z-index="102"><draw:image xlink:href="../../Resources/Levels/Radme/Salt%20Marina/Bazaar/Bazaar%201.png" xlink:type="simple" xlink:show="embed" xlink:actuate="onLoad"/></draw:frame><text:span text:style-name="T12"><text:line-break/></text:span>Picture <text:sequence text:ref-name="refPicture33" text:name="Picture" text:formula="ooow:Picture+1" style:num-format="1">34</text:sequence>: Bazaar</text:p></draw:text-box></draw:frame></text:p>
          </table:table-cell>
        </table:table-row>
      </table:table>
      <text:h text:style-name="Heading_20_4" text:outline-level="4"><text:bookmark-start text:name="__RefHeading___Toc4442_4218539201"/><text:soft-page-break/>Swamps<text:bookmark-end text:name="__RefHeading___Toc4442_4218539201"/></text:h>
      <table:table table:name="Tabella2" table:style-name="Tabella2">
        <table:table-column table:style-name="Tabella2.A" table:number-columns-repeated="3"/>
        <table:table-row>
          <table:table-cell table:style-name="Tabella2.A1" office:value-type="string">
            <text:p text:style-name="Table_20_Contents"><draw:frame draw:style-name="fr1" draw:name="Cornice33" text:anchor-type="paragraph" svg:width="6.332cm" draw:z-index="68"><draw:text-box fo:min-height="2.674cm"><text:p text:style-name="Picture"><draw:frame draw:style-name="fr5" draw:name="Immagine64" text:anchor-type="as-char" svg:width="6.332cm" style:rel-width="100%" svg:height="2.674cm" style:rel-height="scale" draw:z-index="104"><draw:image xlink:href="../../Resources/Levels/Radme/Swamps/Swamps%201.jpg" xlink:type="simple" xlink:show="embed" xlink:actuate="onLoad"/></draw:frame><text:span text:style-name="T12"><text:line-break/></text:span>Picture <text:sequence text:ref-name="refPicture34" text:name="Picture" text:formula="ooow:Picture+1" style:num-format="1">35</text:sequence>: Swamps</text:p></draw:text-box></draw:frame></text:p>
          </table:table-cell>
          <table:table-cell table:style-name="Tabella2.A1" office:value-type="string">
            <text:p text:style-name="Table_20_Contents"><draw:frame draw:style-name="fr1" draw:name="Cornice34" text:anchor-type="paragraph" svg:width="6.334cm" draw:z-index="70"><draw:text-box fo:min-height="3.958cm"><text:p text:style-name="Picture"><draw:frame draw:style-name="fr5" draw:name="Immagine65" text:anchor-type="as-char" svg:width="6.334cm" style:rel-width="100%" svg:height="3.958cm" style:rel-height="scale" draw:z-index="106"><draw:image xlink:href="../../Resources/Levels/Radme/Swamps/Swamps%205.jpg" xlink:type="simple" xlink:show="embed" xlink:actuate="onLoad"/></draw:frame><text:span text:style-name="T12"><text:line-break/></text:span>Picture <text:sequence text:ref-name="refPicture35" text:name="Picture" text:formula="ooow:Picture+1" style:num-format="1">36</text:sequence>: Swamps</text:p></draw:text-box></draw:frame></text:p>
          </table:table-cell>
          <table:table-cell table:style-name="Tabella2.A1" office:value-type="string">
            <text:p text:style-name="Table_20_Contents"><draw:frame draw:style-name="fr1" draw:name="Cornice35" text:anchor-type="paragraph" svg:width="6.334cm" draw:z-index="72"><draw:text-box fo:min-height="4.75cm"><text:p text:style-name="Picture"><draw:frame draw:style-name="fr5" draw:name="Immagine66" text:anchor-type="as-char" svg:width="6.334cm" style:rel-width="100%" svg:height="4.75cm" style:rel-height="scale" draw:z-index="108"><draw:image xlink:href="../../Resources/Levels/Radme/Swamps/Swamps%204.jpg" xlink:type="simple" xlink:show="embed" xlink:actuate="onLoad"/></draw:frame><text:span text:style-name="T12"><text:line-break/></text:span>Picture <text:sequence text:ref-name="refPicture36" text:name="Picture" text:formula="ooow:Picture+1" style:num-format="1">37</text:sequence>: Swamps</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Figure" style:family="paragraph" style:parent-style-name="Caption" style:class="extra"/>
    <style:style style:name="Pict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7</text:page-number>/<text:page-count>32</text:page-count></text:p>
      </style:header>
    </style:master-page>
    <style:master-page style:name="First_20_Page" style:display-name="First Page" style:page-layout-name="Mpm2" style:next-style-name="PaginaVuotaDelLibro">
      <style:header>
        <text:p text:style-name="Header"/>
      </style:header>
    </style:master-page>
    <style:master-page style:name="Index" style:page-layout-name="Mpm3" style:next-style-name="Standard">
      <style:header>
        <text:p text:style-name="Header"/>
      </style:header>
    </style:master-page>
    <style:master-page style:name="PaginaVuotaDelLibro" style:page-layout-name="Mpm4" style:next-style-name="Index">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7T19:42:54.436989456</dc:date>
    <meta:editing-duration>PT16H20M48S</meta:editing-duration>
    <meta:editing-cycles>565</meta:editing-cycles>
    <meta:generator>LibreOffice/5.1.6.2$Linux_X86_64 LibreOffice_project/10m0$Build-2</meta:generator>
    <dc:subject>Howl's Moving Castle: another door</dc:subject>
    <dc:title>Howl's Moving Castle: another door - game design document</dc:title>
    <meta:document-statistic meta:table-count="14" meta:image-count="72" meta:object-count="0" meta:page-count="32" meta:paragraph-count="283" meta:word-count="4539" meta:character-count="26459" meta:non-whitespace-character-count="22147"/>
  </office:meta>
</office:document-meta>
</file>